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15.596cm" fo:margin-left="-0.191cm" fo:margin-top="0cm" fo:margin-bottom="0cm" table:align="left" style:writing-mode="lr-tb"/>
    </style:style>
    <style:style style:name="Table1.A" style:family="table-column">
      <style:table-column-properties style:column-width="57.797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15.596cm" fo:margin-left="-0.191cm" fo:margin-top="0cm" fo:margin-bottom="0cm" table:align="left" style:writing-mode="lr-tb"/>
    </style:style>
    <style:style style:name="Table2.A" style:family="table-column">
      <style:table-column-properties style:column-width="14.448cm"/>
    </style:style>
    <style:style style:name="Table2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/>
    </style:style>
    <style:style style:name="Table2.A2" style:family="table-cell">
      <style:table-cell-properties fo:padding-left="0.191cm" fo:padding-right="0.191cm" fo:padding-top="0cm" fo:padding-bottom="0cm" fo:border="none"/>
    </style:style>
    <style:style style:name="Table2.B2" style:family="table-cell">
      <style:table-cell-properties fo:padding-left="0.191cm" fo:padding-right="0.191cm" fo:padding-top="0cm" fo:padding-bottom="0cm" fo:border="none"/>
    </style:style>
    <style:style style:name="Table2.C2" style:family="table-cell">
      <style:table-cell-properties fo:padding-left="0.191cm" fo:padding-right="0.191cm" fo:padding-top="0cm" fo:padding-bottom="0cm" fo:border="none"/>
    </style:style>
    <style:style style:name="Table2.D2" style:family="table-cell">
      <style:table-cell-properties fo:padding-left="0.191cm" fo:padding-right="0.191cm" fo:padding-top="0cm" fo:padding-bottom="0cm" fo:border="none"/>
    </style:style>
    <style:style style:name="Table2.E2" style:family="table-cell">
      <style:table-cell-properties fo:padding-left="0.191cm" fo:padding-right="0.191cm" fo:padding-top="0cm" fo:padding-bottom="0cm" fo:border="none"/>
    </style:style>
    <style:style style:name="Table2.F2" style:family="table-cell">
      <style:table-cell-properties fo:padding-left="0.191cm" fo:padding-right="0.191cm" fo:padding-top="0cm" fo:padding-bottom="0cm" fo:border="none"/>
    </style:style>
    <style:style style:name="Table2.G2" style:family="table-cell">
      <style:table-cell-properties fo:padding-left="0.191cm" fo:padding-right="0.191cm" fo:padding-top="0cm" fo:padding-bottom="0cm" fo:border="none"/>
    </style:style>
    <style:style style:name="Table2.H2" style:family="table-cell">
      <style:table-cell-properties fo:padding-left="0.191cm" fo:padding-right="0.191cm" fo:padding-top="0cm" fo:padding-bottom="0cm" fo:border="none"/>
    </style:style>
    <style:style style:name="Table2.A3" style:family="table-cell">
      <style:table-cell-properties fo:padding-left="0.191cm" fo:padding-right="0.191cm" fo:padding-top="0cm" fo:padding-bottom="0cm" fo:border="none"/>
    </style:style>
    <style:style style:name="Table2.B3" style:family="table-cell">
      <style:table-cell-properties fo:padding-left="0.191cm" fo:padding-right="0.191cm" fo:padding-top="0cm" fo:padding-bottom="0cm" fo:border="none"/>
    </style:style>
    <style:style style:name="Table2.C3" style:family="table-cell">
      <style:table-cell-properties fo:padding-left="0.191cm" fo:padding-right="0.191cm" fo:padding-top="0cm" fo:padding-bottom="0cm" fo:border="none"/>
    </style:style>
    <style:style style:name="Table2.D3" style:family="table-cell">
      <style:table-cell-properties fo:padding-left="0.191cm" fo:padding-right="0.191cm" fo:padding-top="0cm" fo:padding-bottom="0cm" fo:border="none"/>
    </style:style>
    <style:style style:name="Table2.E3" style:family="table-cell">
      <style:table-cell-properties fo:padding-left="0.191cm" fo:padding-right="0.191cm" fo:padding-top="0cm" fo:padding-bottom="0cm" fo:border="none"/>
    </style:style>
    <style:style style:name="Table2.F3" style:family="table-cell">
      <style:table-cell-properties fo:padding-left="0.191cm" fo:padding-right="0.191cm" fo:padding-top="0cm" fo:padding-bottom="0cm" fo:border="none"/>
    </style:style>
    <style:style style:name="Table2.G3" style:family="table-cell">
      <style:table-cell-properties fo:padding-left="0.191cm" fo:padding-right="0.191cm" fo:padding-top="0cm" fo:padding-bottom="0cm" fo:border="none"/>
    </style:style>
    <style:style style:name="Table2.H3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51cm" style:rel-width="100%" fo:margin-left="-0.191cm" fo:margin-top="0cm" fo:margin-bottom="0cm" table:align="left" style:writing-mode="lr-tb"/>
    </style:style>
    <style:style style:name="Table3.A" style:family="table-column">
      <style:table-column-properties style:column-width="5.544cm" style:rel-column-width="22006*"/>
    </style:style>
    <style:style style:name="Table3.B" style:family="table-column">
      <style:table-column-properties style:column-width="1.178cm" style:rel-column-width="4679*"/>
    </style:style>
    <style:style style:name="Table3.C" style:family="table-column">
      <style:table-column-properties style:column-width="1.653cm" style:rel-column-width="6560*"/>
    </style:style>
    <style:style style:name="Table3.D" style:family="table-column">
      <style:table-column-properties style:column-width="1.413cm" style:rel-column-width="5610*"/>
    </style:style>
    <style:style style:name="Table3.E" style:family="table-column">
      <style:table-column-properties style:column-width="1.535cm" style:rel-column-width="6088*"/>
    </style:style>
    <style:style style:name="Table3.F" style:family="table-column">
      <style:table-column-properties style:column-width="0.587cm" style:rel-column-width="2333*"/>
    </style:style>
    <style:style style:name="Table3.G" style:family="table-column">
      <style:table-column-properties style:column-width="1.062cm" style:rel-column-width="4214*"/>
    </style:style>
    <style:style style:name="Table3.H" style:family="table-column">
      <style:table-column-properties style:column-width="1.178cm" style:rel-column-width="4680*"/>
    </style:style>
    <style:style style:name="Table3.I" style:family="table-column">
      <style:table-column-properties style:column-width="1.062cm" style:rel-column-width="4213*"/>
    </style:style>
    <style:style style:name="Table3.J" style:family="table-column">
      <style:table-column-properties style:column-width="1.296cm" style:rel-column-width="5147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/>
    </style:style>
    <style:style style:name="Table3.A2" style:family="table-cell">
      <style:table-cell-properties fo:padding-left="0.191cm" fo:padding-right="0.191cm" fo:padding-top="0cm" fo:padding-bottom="0cm" fo:border="none"/>
    </style:style>
    <style:style style:name="Table3.B2" style:family="table-cell">
      <style:table-cell-properties fo:padding-left="0.191cm" fo:padding-right="0.191cm" fo:padding-top="0cm" fo:padding-bottom="0cm" fo:border="none"/>
    </style:style>
    <style:style style:name="Table3.C2" style:family="table-cell">
      <style:table-cell-properties fo:padding-left="0.191cm" fo:padding-right="0.191cm" fo:padding-top="0cm" fo:padding-bottom="0cm" fo:border="none"/>
    </style:style>
    <style:style style:name="Table3.D2" style:family="table-cell">
      <style:table-cell-properties fo:padding-left="0.191cm" fo:padding-right="0.191cm" fo:padding-top="0cm" fo:padding-bottom="0cm" fo:border="none"/>
    </style:style>
    <style:style style:name="Table3.E2" style:family="table-cell">
      <style:table-cell-properties fo:padding-left="0.191cm" fo:padding-right="0.191cm" fo:padding-top="0cm" fo:padding-bottom="0cm" fo:border="none"/>
    </style:style>
    <style:style style:name="Table3.F2" style:family="table-cell">
      <style:table-cell-properties fo:padding-left="0.191cm" fo:padding-right="0.191cm" fo:padding-top="0cm" fo:padding-bottom="0cm" fo:border="none"/>
    </style:style>
    <style:style style:name="Table3.G2" style:family="table-cell">
      <style:table-cell-properties fo:padding-left="0.191cm" fo:padding-right="0.191cm" fo:padding-top="0cm" fo:padding-bottom="0cm" fo:border="none"/>
    </style:style>
    <style:style style:name="Table3.H2" style:family="table-cell">
      <style:table-cell-properties fo:padding-left="0.191cm" fo:padding-right="0.191cm" fo:padding-top="0cm" fo:padding-bottom="0cm" fo:border="none"/>
    </style:style>
    <style:style style:name="Table3.I2" style:family="table-cell">
      <style:table-cell-properties fo:padding-left="0.191cm" fo:padding-right="0.191cm" fo:padding-top="0cm" fo:padding-bottom="0cm" fo:border="none"/>
    </style:style>
    <style:style style:name="Table3.J2" style:family="table-cell">
      <style:table-cell-properties fo:padding-left="0.191cm" fo:padding-right="0.191cm" fo:padding-top="0cm" fo:padding-bottom="0cm" fo:border="none"/>
    </style:style>
    <style:style style:name="Table3.A3" style:family="table-cell">
      <style:table-cell-properties fo:padding-left="0.191cm" fo:padding-right="0.191cm" fo:padding-top="0cm" fo:padding-bottom="0cm" fo:border="none"/>
    </style:style>
    <style:style style:name="Table3.B3" style:family="table-cell">
      <style:table-cell-properties fo:padding-left="0.191cm" fo:padding-right="0.191cm" fo:padding-top="0cm" fo:padding-bottom="0cm" fo:border="none"/>
    </style:style>
    <style:style style:name="Table3.C3" style:family="table-cell">
      <style:table-cell-properties fo:padding-left="0.191cm" fo:padding-right="0.191cm" fo:padding-top="0cm" fo:padding-bottom="0cm" fo:border="none"/>
    </style:style>
    <style:style style:name="Table3.D3" style:family="table-cell">
      <style:table-cell-properties fo:padding-left="0.191cm" fo:padding-right="0.191cm" fo:padding-top="0cm" fo:padding-bottom="0cm" fo:border="none"/>
    </style:style>
    <style:style style:name="Table3.E3" style:family="table-cell">
      <style:table-cell-properties fo:padding-left="0.191cm" fo:padding-right="0.191cm" fo:padding-top="0cm" fo:padding-bottom="0cm" fo:border="none"/>
    </style:style>
    <style:style style:name="Table3.F3" style:family="table-cell">
      <style:table-cell-properties fo:padding-left="0.191cm" fo:padding-right="0.191cm" fo:padding-top="0cm" fo:padding-bottom="0cm" fo:border="none"/>
    </style:style>
    <style:style style:name="Table3.G3" style:family="table-cell">
      <style:table-cell-properties fo:padding-left="0.191cm" fo:padding-right="0.191cm" fo:padding-top="0cm" fo:padding-bottom="0cm" fo:border="none"/>
    </style:style>
    <style:style style:name="Table3.H3" style:family="table-cell">
      <style:table-cell-properties fo:padding-left="0.191cm" fo:padding-right="0.191cm" fo:padding-top="0cm" fo:padding-bottom="0cm" fo:border="none"/>
    </style:style>
    <style:style style:name="Table3.I3" style:family="table-cell">
      <style:table-cell-properties fo:padding-left="0.191cm" fo:padding-right="0.191cm" fo:padding-top="0cm" fo:padding-bottom="0cm" fo:border="none"/>
    </style:style>
    <style:style style:name="Table3.J3" style:family="table-cell">
      <style:table-cell-properties fo:padding-left="0.191cm" fo:padding-right="0.191cm" fo:padding-top="0cm" fo:padding-bottom="0cm" fo:border="none"/>
    </style:style>
    <style:style style:name="Table3.A4" style:family="table-cell">
      <style:table-cell-properties fo:padding-left="0.191cm" fo:padding-right="0.191cm" fo:padding-top="0cm" fo:padding-bottom="0cm" fo:border="none"/>
    </style:style>
    <style:style style:name="Table3.B4" style:family="table-cell">
      <style:table-cell-properties fo:padding-left="0.191cm" fo:padding-right="0.191cm" fo:padding-top="0cm" fo:padding-bottom="0cm" fo:border="none"/>
    </style:style>
    <style:style style:name="Table3.C4" style:family="table-cell">
      <style:table-cell-properties fo:padding-left="0.191cm" fo:padding-right="0.191cm" fo:padding-top="0cm" fo:padding-bottom="0cm" fo:border="none"/>
    </style:style>
    <style:style style:name="Table3.D4" style:family="table-cell">
      <style:table-cell-properties fo:padding-left="0.191cm" fo:padding-right="0.191cm" fo:padding-top="0cm" fo:padding-bottom="0cm" fo:border="none"/>
    </style:style>
    <style:style style:name="Table3.E4" style:family="table-cell">
      <style:table-cell-properties fo:padding-left="0.191cm" fo:padding-right="0.191cm" fo:padding-top="0cm" fo:padding-bottom="0cm" fo:border="none"/>
    </style:style>
    <style:style style:name="Table3.F4" style:family="table-cell">
      <style:table-cell-properties fo:padding-left="0.191cm" fo:padding-right="0.191cm" fo:padding-top="0cm" fo:padding-bottom="0cm" fo:border="none"/>
    </style:style>
    <style:style style:name="Table3.G4" style:family="table-cell">
      <style:table-cell-properties fo:padding-left="0.191cm" fo:padding-right="0.191cm" fo:padding-top="0cm" fo:padding-bottom="0cm" fo:border="none"/>
    </style:style>
    <style:style style:name="Table3.H4" style:family="table-cell">
      <style:table-cell-properties fo:padding-left="0.191cm" fo:padding-right="0.191cm" fo:padding-top="0cm" fo:padding-bottom="0cm" fo:border="none"/>
    </style:style>
    <style:style style:name="Table3.I4" style:family="table-cell">
      <style:table-cell-properties fo:padding-left="0.191cm" fo:padding-right="0.191cm" fo:padding-top="0cm" fo:padding-bottom="0cm" fo:border="none"/>
    </style:style>
    <style:style style:name="Table3.J4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Compact">
      <style:paragraph-properties fo:text-align="start" style:justify-single-word="false"/>
    </style:style>
    <style:style style:name="P2" style:family="paragraph" style:parent-style-name="Compact">
      <style:paragraph-properties fo:text-align="end" style:justify-single-word="false"/>
    </style:style>
    <style:style style:name="P3" style:family="paragraph" style:parent-style-name="Title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cess to Energy</text:p>
      <text:p text:style-name="Author">Deepak Dubey</text:p>
      <text:p text:style-name="Date">21/10/2021</text:p>
      <text:h text:style-name="Heading_20_2" text:outline-level="2">Setting up my environment</text:h>
      <text:p text:style-name="First_20_Paragraph">Notes: setting up the R environment by loading the ‘tidyverse’ and the other packages</text:p>
      <text:p text:style-name="Source_20_Code"><text:span text:style-name="FunctionTok">install.packages</text:span><text:span text:style-name="NormalTok">(</text:span><text:span text:style-name="StringTok">"tidyverse"</text:span><text:span text:style-name="NormalTok">)</text:span></text:p>
      <text:p text:style-name="Source_20_Code"><text:span text:style-name="Verbatim_20_Char">## Installing package into '/cloud/lib/x86_64-pc-linux-gnu-library/4.1'</text:span><text:line-break/><text:span text:style-name="Verbatim_20_Char">## (as 'lib' is unspecified)</text:span></text:p>
      <text:p text:style-name="Source_20_Code"><text:span text:style-name="FunctionTok">library</text:span><text:span text:style-name="NormalTok">(tidyverse)</text:span></text:p>
      <text:p text:style-name="Source_20_Code"><text:span text:style-name="Verbatim_20_Char">## ── Attaching packages ─────────────────────────────────────── tidyverse 1.3.1 ──</text:span></text:p>
      <text:p text:style-name="Source_20_Code"><text:span text:style-name="Verbatim_20_Char">## ✓ ggplot2 3.3.5 <text:s text:c="4"/>✓ purrr <text:s text:c="2"/>0.3.4</text:span><text:line-break/><text:span text:style-name="Verbatim_20_Char">## ✓ tibble <text:s/>3.1.5 <text:s text:c="4"/>✓ dplyr <text:s text:c="2"/>1.0.7</text:span><text:line-break/><text:span text:style-name="Verbatim_20_Char">## ✓ tidyr <text:s text:c="2"/>1.1.4 <text:s text:c="4"/>✓ stringr 1.4.0</text:span><text:line-break/><text:span text:style-name="Verbatim_20_Char">## ✓ readr <text:s text:c="2"/>2.0.2 <text:s text:c="4"/>✓ forcats 0.5.1</text:span></text:p>
      <text:p text:style-name="Source_20_Code"><text:span text:style-name="Verbatim_20_Char">## ── Conflicts ────────────────────────────────────────── tidyverse_conflicts() ──</text:span><text:line-break/><text:span text:style-name="Verbatim_20_Char">## x dplyr::filter() masks stats::filter()</text:span><text:line-break/><text:span text:style-name="Verbatim_20_Char">## x dplyr::lag() <text:s text:c="3"/>masks stats::lag()</text:span></text:p>
      <text:p text:style-name="Source_20_Code"><text:span text:style-name="FunctionTok">install.packages</text:span><text:span text:style-name="NormalTok">(</text:span><text:span text:style-name="StringTok">"here"</text:span><text:span text:style-name="NormalTok">)</text:span></text:p>
      <text:p text:style-name="Source_20_Code"><text:span text:style-name="Verbatim_20_Char">## Installing package into '/cloud/lib/x86_64-pc-linux-gnu-library/4.1'</text:span><text:line-break/><text:span text:style-name="Verbatim_20_Char">## (as 'lib' is unspecified)</text:span></text:p>
      <text:p text:style-name="Source_20_Code"><text:span text:style-name="FunctionTok">library</text:span><text:span text:style-name="NormalTok">(here)</text:span></text:p>
      <text:p text:style-name="Source_20_Code"><text:span text:style-name="Verbatim_20_Char">## here() starts at /cloud/project</text:span></text:p>
      <text:p text:style-name="Source_20_Code"><text:span text:style-name="FunctionTok">library</text:span><text:span text:style-name="NormalTok">(lubridate)</text:span></text:p>
      <text:p text:style-name="Source_20_Code"><text:span text:style-name="Verbatim_20_Char">## </text:span><text:line-break/><text:span text:style-name="Verbatim_20_Char">## Attaching package: 'lubridate'</text:span></text:p>
      <text:p text:style-name="Source_20_Code"><text:span text:style-name="Verbatim_20_Char">## The following objects are masked from 'package:base':</text:span><text:line-break/><text:span text:style-name="Verbatim_20_Char">## </text:span><text:line-break/><text:span text:style-name="Verbatim_20_Char">## <text:s text:c="4"/>date, intersect, setdiff, union</text:span></text:p>
      <text:p text:style-name="Source_20_Code"><text:span text:style-name="FunctionTok">library</text:span><text:span text:style-name="NormalTok">(dplyr)</text:span><text:line-break/><text:span text:style-name="FunctionTok">install.packages</text:span><text:span text:style-name="NormalTok">(</text:span><text:span text:style-name="StringTok">"skimr"</text:span><text:span text:style-name="NormalTok">)</text:span></text:p>
      <text:p text:style-name="Source_20_Code"><text:soft-page-break/><text:span text:style-name="Verbatim_20_Char">## Installing package into '/cloud/lib/x86_64-pc-linux-gnu-library/4.1'</text:span><text:line-break/><text:span text:style-name="Verbatim_20_Char">## (as 'lib' is unspecified)</text:span></text:p>
      <text:p text:style-name="Source_20_Code"><text:span text:style-name="FunctionTok">library</text:span><text:span text:style-name="NormalTok">(skimr)</text:span><text:line-break/><text:span text:style-name="FunctionTok">install.packages</text:span><text:span text:style-name="NormalTok">(</text:span><text:span text:style-name="StringTok">"janitor"</text:span><text:span text:style-name="NormalTok">)</text:span></text:p>
      <text:p text:style-name="Source_20_Code"><text:span text:style-name="Verbatim_20_Char">## Installing package into '/cloud/lib/x86_64-pc-linux-gnu-library/4.1'</text:span><text:line-break/><text:span text:style-name="Verbatim_20_Char">## (as 'lib' is unspecified)</text:span></text:p>
      <text:p text:style-name="Source_20_Code"><text:span text:style-name="FunctionTok">library</text:span><text:span text:style-name="NormalTok">(janitor)</text:span></text:p>
      <text:p text:style-name="Source_20_Code"><text:span text:style-name="Verbatim_20_Char">## </text:span><text:line-break/><text:span text:style-name="Verbatim_20_Char">## Attaching package: 'janitor'</text:span></text:p>
      <text:p text:style-name="Source_20_Code"><text:span text:style-name="Verbatim_20_Char">## The following objects are masked from 'package:stats':</text:span><text:line-break/><text:span text:style-name="Verbatim_20_Char">## </text:span><text:line-break/><text:span text:style-name="Verbatim_20_Char">## <text:s text:c="4"/>chisq.test, fisher.test</text:span></text:p>
      <text:p text:style-name="Source_20_Code"><text:span text:style-name="FunctionTok">library</text:span><text:span text:style-name="NormalTok">(ggplot2)</text:span><text:bookmark text:name="setting-up-my-environment"/></text:p>
      <text:h text:style-name="Heading_20_2" text:outline-level="2">Collect the data and save it as a new data frame</text:h>
      <text:p text:style-name="Source_20_Code"><text:span text:style-name="FunctionTok">read_csv</text:span><text:span text:style-name="NormalTok">(</text:span><text:span text:style-name="StringTok">"number-of-people-with-and-without-electricity-access.csv"</text:span><text:span text:style-name="NormalTok">)</text:span></text:p>
      <text:p text:style-name="Source_20_Code"><text:span text:style-name="Verbatim_20_Char">## Rows: 6958 Columns: 5</text:span></text:p>
      <text:p text:style-name="Source_20_Code"><text:span text:style-name="Verbatim_20_Char">## ── Column specification ────────────────────────────────────────────────────────</text:span><text:line-break/><text:span text:style-name="Verbatim_20_Char">## Delimiter: ","</text:span><text:line-break/><text:span text:style-name="Verbatim_20_Char">## chr (2): Entity, Code</text:span><text:line-break/><text:span text:style-name="Verbatim_20_Char">## dbl (3): Year, Number of people with access to electricity, Number of people...</text:span></text:p>
      <text:p text:style-name="Source_20_Code"><text:span text:style-name="Verbatim_20_Char">## </text:span><text:line-break/><text:span text:style-name="Verbatim_20_Char">## ℹ Use `spec()` to retrieve the full column specification for this data.</text:span><text:line-break/><text:span text:style-name="Verbatim_20_Char">## ℹ Specify the column types or set `show_col_types = FALSE` to quiet this message.</text:span></text:p>
      <text:p text:style-name="Source_20_Code"><text:span text:style-name="Verbatim_20_Char">## # A tibble: 6,958 × 5</text:span><text:line-break/><text:span text:style-name="Verbatim_20_Char">## <text:s text:c="3"/>Entity <text:s text:c="5"/>Code <text:s text:c="2"/>Year `Number of people with ac… `Number of people without…</text:span><text:line-break/><text:span text:style-name="Verbatim_20_Char">## <text:s text:c="3"/>&lt;chr&gt; <text:s text:c="6"/>&lt;chr&gt; &lt;dbl&gt; <text:s text:c="21"/>&lt;dbl&gt; <text:s text:c="21"/>&lt;dbl&gt;</text:span><text:line-break/><text:span text:style-name="Verbatim_20_Char">## <text:s/>1 Afghanistan AFG <text:s text:c="3"/>1990 <text:s text:c="22"/>1225 <text:s text:c="18"/>12247889</text:span><text:line-break/><text:span text:style-name="Verbatim_20_Char">## <text:s/>2 Afghanistan AFG <text:s text:c="3"/>1991 <text:s text:c="22"/>1299 <text:s text:c="18"/>12992358</text:span><text:line-break/><text:span text:style-name="Verbatim_20_Char">## <text:s/>3 Afghanistan AFG <text:s text:c="3"/>1992 <text:s text:c="22"/>1398 <text:s text:c="18"/>13979833</text:span><text:line-break/><text:span text:style-name="Verbatim_20_Char">## <text:s/>4 Afghanistan AFG <text:s text:c="3"/>1993 <text:s text:c="22"/>1510 <text:s text:c="18"/>15093589</text:span><text:line-break/><text:span text:style-name="Verbatim_20_Char">## <text:s/>5 Afghanistan AFG <text:s text:c="3"/>1994 <text:s text:c="22"/>1617 <text:s text:c="18"/>16171102</text:span><text:line-break/><text:soft-page-break/><text:span text:style-name="Verbatim_20_Char">## <text:s/>6 Afghanistan AFG <text:s text:c="3"/>1995 <text:s text:c="22"/>1710 <text:s text:c="18"/>17097831</text:span><text:line-break/><text:span text:style-name="Verbatim_20_Char">## <text:s/>7 Afghanistan AFG <text:s text:c="3"/>1996 <text:s text:c="22"/>1782 <text:s text:c="18"/>17821102</text:span><text:line-break/><text:span text:style-name="Verbatim_20_Char">## <text:s/>8 Afghanistan AFG <text:s text:c="3"/>1997 <text:s text:c="22"/>1838 <text:s text:c="18"/>18379767</text:span><text:line-break/><text:span text:style-name="Verbatim_20_Char">## <text:s/>9 Afghanistan AFG <text:s text:c="3"/>1998 <text:s text:c="22"/>4146 <text:s text:c="18"/>18859853</text:span><text:line-break/><text:span text:style-name="Verbatim_20_Char">## 10 Afghanistan AFG <text:s text:c="3"/>1999 <text:s text:c="21"/>34856 <text:s text:c="18"/>19368820</text:span><text:line-break/><text:span text:style-name="Verbatim_20_Char">## # … with 6,948 more rows</text:span></text:p>
      <text:p text:style-name="Source_20_Code"><text:span text:style-name="NormalTok">p </text:span><text:span text:style-name="OtherTok">&lt;-</text:span><text:span text:style-name="NormalTok"> </text:span><text:span text:style-name="FunctionTok">read_csv</text:span><text:span text:style-name="NormalTok">(</text:span><text:span text:style-name="StringTok">"number-of-people-with-and-without-electricity-access.csv"</text:span><text:span text:style-name="NormalTok">)</text:span></text:p>
      <text:p text:style-name="Source_20_Code"><text:span text:style-name="Verbatim_20_Char">## Rows: 6958 Columns: 5</text:span></text:p>
      <text:p text:style-name="Source_20_Code"><text:span text:style-name="Verbatim_20_Char">## ── Column specification ────────────────────────────────────────────────────────</text:span><text:line-break/><text:span text:style-name="Verbatim_20_Char">## Delimiter: ","</text:span><text:line-break/><text:span text:style-name="Verbatim_20_Char">## chr (2): Entity, Code</text:span><text:line-break/><text:span text:style-name="Verbatim_20_Char">## dbl (3): Year, Number of people with access to electricity, Number of people...</text:span></text:p>
      <text:p text:style-name="Source_20_Code"><text:span text:style-name="Verbatim_20_Char">## </text:span><text:line-break/><text:span text:style-name="Verbatim_20_Char">## ℹ Use `spec()` to retrieve the full column specification for this data.</text:span><text:line-break/><text:span text:style-name="Verbatim_20_Char">## ℹ Specify the column types or set `show_col_types = FALSE` to quiet this message.</text:span><text:bookmark text:name="X4e71965a86d58ec7bbdcb27de84d7114757c7cd"/></text:p>
      <text:h text:style-name="Heading_20_2" text:outline-level="2">Clean up and wrangle the data</text:h>
      <text:p text:style-name="Source_20_Code"><text:span text:style-name="FunctionTok">str</text:span><text:span text:style-name="NormalTok">(p)</text:span></text:p>
      <text:p text:style-name="Source_20_Code"><text:span text:style-name="Verbatim_20_Char">## spec_tbl_df [6,958 × 5] (S3: spec_tbl_df/tbl_df/tbl/data.frame)</text:span><text:line-break/><text:span text:style-name="Verbatim_20_Char">## <text:s/>$ Entity <text:s text:c="39"/>: chr [1:6958] "Afghanistan" "Afghanistan" "Afghanistan" "Afghanistan" ...</text:span><text:line-break/><text:span text:style-name="Verbatim_20_Char">## <text:s/>$ Code <text:s text:c="41"/>: chr [1:6958] "AFG" "AFG" "AFG" "AFG" ...</text:span><text:line-break/><text:span text:style-name="Verbatim_20_Char">## <text:s/>$ Year <text:s text:c="41"/>: num [1:6958] 1990 1991 1992 1993 1994 ...</text:span><text:line-break/><text:span text:style-name="Verbatim_20_Char">## <text:s/>$ Number of people with access to electricity <text:s text:c="2"/>: num [1:6958] 1225 1299 1398 1510 1617 ...</text:span><text:line-break/><text:span text:style-name="Verbatim_20_Char">## <text:s/>$ Number of people without access to electricity: num [1:6958] 12247889 12992358 13979833 15093589 16171102 ...</text:span><text:line-break/><text:span text:style-name="Verbatim_20_Char">## <text:s/>- attr(*, "spec")=</text:span><text:line-break/><text:span text:style-name="Verbatim_20_Char">## <text:s text:c="2"/>.. cols(</text:span><text:line-break/><text:span text:style-name="Verbatim_20_Char">## <text:s text:c="2"/>.. <text:s text:c="2"/>Entity = col_character(),</text:span><text:line-break/><text:span text:style-name="Verbatim_20_Char">## <text:s text:c="2"/>.. <text:s text:c="2"/>Code = col_character(),</text:span><text:line-break/><text:span text:style-name="Verbatim_20_Char">## <text:s text:c="2"/>.. <text:s text:c="2"/>Year = col_double(),</text:span><text:line-break/><text:span text:style-name="Verbatim_20_Char">## <text:s text:c="2"/>.. <text:s text:c="2"/>`Number of people with access to electricity` = col_double(),</text:span><text:line-break/><text:span text:style-name="Verbatim_20_Char">## <text:s text:c="2"/>.. <text:s text:c="2"/>`Number of people without access to electricity` = col_double()</text:span><text:line-break/><text:span text:style-name="Verbatim_20_Char">## <text:s text:c="2"/>.. )</text:span><text:line-break/><text:span text:style-name="Verbatim_20_Char">## <text:s/>- attr(*, "problems")=&lt;externalptr&gt;</text:span></text:p>
      <text:p text:style-name="Source_20_Code"><text:soft-page-break/><text:span text:style-name="FunctionTok">skim_without_charts</text:span><text:span text:style-name="NormalTok">(p)</text:span></text:p>
      <text:p text:style-name="Table_20_Caption">Data summary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p</text:p>
          </table:table-cell>
        </table:table-row>
        <table:table-row>
          <table:table-cell table:style-name="Table1.A1" office:value-type="string">
            <text:p text:style-name="P1">Number of rows</text:p>
          </table:table-cell>
          <table:table-cell table:style-name="Table1.A1" office:value-type="string">
            <text:p text:style-name="P1">6958</text:p>
          </table:table-cell>
        </table:table-row>
        <table:table-row>
          <table:table-cell table:style-name="Table1.A1" office:value-type="string">
            <text:p text:style-name="P1">Number of columns</text:p>
          </table:table-cell>
          <table:table-cell table:style-name="Table1.A1" office:value-type="string">
            <text:p text:style-name="P1">5</text:p>
          </table:table-cell>
        </table:table-row>
        <table:table-row>
          <table:table-cell table:style-name="Table1.A1" office:value-type="string">
            <text:p text:style-name="P1">_______________________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1">Column type frequency: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1">character</text:p>
          </table:table-cell>
          <table:table-cell table:style-name="Table1.A1" office:value-type="string">
            <text:p text:style-name="P1">2</text:p>
          </table:table-cell>
        </table:table-row>
        <table:table-row>
          <table:table-cell table:style-name="Table1.A1" office:value-type="string">
            <text:p text:style-name="P1">numeric</text:p>
          </table:table-cell>
          <table:table-cell table:style-name="Table1.A1" office:value-type="string">
            <text:p text:style-name="P1">3</text:p>
          </table:table-cell>
        </table:table-row>
        <table:table-row>
          <table:table-cell table:style-name="Table1.A1" office:value-type="string">
            <text:p text:style-name="P1">________________________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1">Group variables</text:p>
          </table:table-cell>
          <table:table-cell table:style-name="Table1.A1" office:value-type="string">
            <text:p text:style-name="P1">None</text:p>
          </table:table-cell>
        </table:table-row>
      </table:table>
      <text:p text:style-name="Text_20_body"><text:span text:style-name="T1">Variable type: character</text:span></text:p>
      <table:table table:name="Table2" table:style-name="Table2">
        <table:table-column table:style-name="Table2.A" table:number-columns-repeated="8"/>
        <table:table-row>
          <table:table-cell table:style-name="Table2.A1" office:value-type="string">
            <text:p text:style-name="P1">skim_variable</text:p>
          </table:table-cell>
          <table:table-cell table:style-name="Table2.A1" office:value-type="string">
            <text:p text:style-name="P2">n_missing</text:p>
          </table:table-cell>
          <table:table-cell table:style-name="Table2.A1" office:value-type="string">
            <text:p text:style-name="P2">complete_rate</text:p>
          </table:table-cell>
          <table:table-cell table:style-name="Table2.A1" office:value-type="string">
            <text:p text:style-name="P2">min</text:p>
          </table:table-cell>
          <table:table-cell table:style-name="Table2.A1" office:value-type="string">
            <text:p text:style-name="P2">max</text:p>
          </table:table-cell>
          <table:table-cell table:style-name="Table2.A1" office:value-type="string">
            <text:p text:style-name="P2">empty</text:p>
          </table:table-cell>
          <table:table-cell table:style-name="Table2.A1" office:value-type="string">
            <text:p text:style-name="P2">n_unique</text:p>
          </table:table-cell>
          <table:table-cell table:style-name="Table2.A1" office:value-type="string">
            <text:p text:style-name="P2">whitespace</text:p>
          </table:table-cell>
        </table:table-row>
        <table:table-row>
          <table:table-cell table:style-name="Table2.A2" office:value-type="string">
            <text:p text:style-name="P1">Entity</text:p>
          </table:table-cell>
          <table:table-cell table:style-name="Table2.B2" office:value-type="string">
            <text:p text:style-name="P2">0</text:p>
          </table:table-cell>
          <table:table-cell table:style-name="Table2.C2" office:value-type="string">
            <text:p text:style-name="P2">1.00</text:p>
          </table:table-cell>
          <table:table-cell table:style-name="Table2.D2" office:value-type="string">
            <text:p text:style-name="P2">4</text:p>
          </table:table-cell>
          <table:table-cell table:style-name="Table2.E2" office:value-type="string">
            <text:p text:style-name="P2">50</text:p>
          </table:table-cell>
          <table:table-cell table:style-name="Table2.F2" office:value-type="string">
            <text:p text:style-name="P2">0</text:p>
          </table:table-cell>
          <table:table-cell table:style-name="Table2.G2" office:value-type="string">
            <text:p text:style-name="P2">261</text:p>
          </table:table-cell>
          <table:table-cell table:style-name="Table2.H2" office:value-type="string">
            <text:p text:style-name="P2">0</text:p>
          </table:table-cell>
        </table:table-row>
        <table:table-row>
          <table:table-cell table:style-name="Table2.A3" office:value-type="string">
            <text:p text:style-name="P1">Code</text:p>
          </table:table-cell>
          <table:table-cell table:style-name="Table2.B3" office:value-type="string">
            <text:p text:style-name="P2">1242</text:p>
          </table:table-cell>
          <table:table-cell table:style-name="Table2.C3" office:value-type="string">
            <text:p text:style-name="P2">0.82</text:p>
          </table:table-cell>
          <table:table-cell table:style-name="Table2.D3" office:value-type="string">
            <text:p text:style-name="P2">3</text:p>
          </table:table-cell>
          <table:table-cell table:style-name="Table2.E3" office:value-type="string">
            <text:p text:style-name="P2">8</text:p>
          </table:table-cell>
          <table:table-cell table:style-name="Table2.F3" office:value-type="string">
            <text:p text:style-name="P2">0</text:p>
          </table:table-cell>
          <table:table-cell table:style-name="Table2.G3" office:value-type="string">
            <text:p text:style-name="P2">215</text:p>
          </table:table-cell>
          <table:table-cell table:style-name="Table2.H3" office:value-type="string">
            <text:p text:style-name="P2">0</text:p>
          </table:table-cell>
        </table:table-row>
      </table:table>
      <text:p text:style-name="Text_20_body"><text:span text:style-name="T1">Variable type: numeric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 table:style-name="Table3.1">
          <table:table-cell table:style-name="Table3.A1" office:value-type="string">
            <text:p text:style-name="P1">skim_variable</text:p>
          </table:table-cell>
          <table:table-cell table:style-name="Table3.A1" office:value-type="string">
            <text:p text:style-name="P2">n_missing</text:p>
          </table:table-cell>
          <table:table-cell table:style-name="Table3.A1" office:value-type="string">
            <text:p text:style-name="P2">complete_rate</text:p>
          </table:table-cell>
          <table:table-cell table:style-name="Table3.A1" office:value-type="string">
            <text:p text:style-name="P2">mean</text:p>
          </table:table-cell>
          <table:table-cell table:style-name="Table3.A1" office:value-type="string">
            <text:p text:style-name="P2">sd</text:p>
          </table:table-cell>
          <table:table-cell table:style-name="Table3.A1" office:value-type="string">
            <text:p text:style-name="P2">p0</text:p>
          </table:table-cell>
          <table:table-cell table:style-name="Table3.A1" office:value-type="string">
            <text:p text:style-name="P2">p25</text:p>
          </table:table-cell>
          <table:table-cell table:style-name="Table3.A1" office:value-type="string">
            <text:p text:style-name="P2">p50</text:p>
          </table:table-cell>
          <table:table-cell table:style-name="Table3.A1" office:value-type="string">
            <text:p text:style-name="P2">p75</text:p>
          </table:table-cell>
          <table:table-cell table:style-name="Table3.A1" office:value-type="string">
            <text:p text:style-name="P2">p100</text:p>
          </table:table-cell>
        </table:table-row>
        <table:table-row table:style-name="Table3.1">
          <table:table-cell table:style-name="Table3.A2" office:value-type="string">
            <text:p text:style-name="P1">Year</text:p>
          </table:table-cell>
          <table:table-cell table:style-name="Table3.B2" office:value-type="string">
            <text:p text:style-name="P2">0</text:p>
          </table:table-cell>
          <table:table-cell table:style-name="Table3.C2" office:value-type="string">
            <text:p text:style-name="P2">1</text:p>
          </table:table-cell>
          <table:table-cell table:style-name="Table3.D2" office:value-type="string">
            <text:p text:style-name="P2">2003.1</text:p>
          </table:table-cell>
          <table:table-cell table:style-name="Table3.E2" office:value-type="string">
            <text:p text:style-name="P2">7.77</text:p>
          </table:table-cell>
          <table:table-cell table:style-name="Table3.F2" office:value-type="string">
            <text:p text:style-name="P2">1990</text:p>
          </table:table-cell>
          <table:table-cell table:style-name="Table3.G2" office:value-type="string">
            <text:p text:style-name="P2">1996.0</text:p>
          </table:table-cell>
          <table:table-cell table:style-name="Table3.H2" office:value-type="string">
            <text:p text:style-name="P2">2003.0</text:p>
          </table:table-cell>
          <table:table-cell table:style-name="Table3.I2" office:value-type="string">
            <text:p text:style-name="P2">2010</text:p>
          </table:table-cell>
          <table:table-cell table:style-name="Table3.J2" office:value-type="string">
            <text:p text:style-name="P2">2016</text:p>
          </table:table-cell>
        </table:table-row>
        <table:table-row table:style-name="Table3.1">
          <table:table-cell table:style-name="Table3.A3" office:value-type="string">
            <text:p text:style-name="P1">Number of people with access to electricity</text:p>
          </table:table-cell>
          <table:table-cell table:style-name="Table3.B3" office:value-type="string">
            <text:p text:style-name="P2">0</text:p>
          </table:table-cell>
          <table:table-cell table:style-name="Table3.C3" office:value-type="string">
            <text:p text:style-name="P2">1</text:p>
          </table:table-cell>
          <table:table-cell table:style-name="Table3.D3" office:value-type="string">
            <text:p text:style-name="P2">200035721.2</text:p>
          </table:table-cell>
          <table:table-cell table:style-name="Table3.E3" office:value-type="string">
            <text:p text:style-name="P2">663047668.31</text:p>
          </table:table-cell>
          <table:table-cell table:style-name="Table3.F3" office:value-type="string">
            <text:p text:style-name="P2">0</text:p>
          </table:table-cell>
          <table:table-cell table:style-name="Table3.G3" office:value-type="string">
            <text:p text:style-name="P2">478721.2</text:p>
          </table:table-cell>
          <table:table-cell table:style-name="Table3.H3" office:value-type="string">
            <text:p text:style-name="P2">4875067.5</text:p>
          </table:table-cell>
          <table:table-cell table:style-name="Table3.I3" office:value-type="string">
            <text:p text:style-name="P2">44366620</text:p>
          </table:table-cell>
          <table:table-cell table:style-name="Table3.J3" office:value-type="string">
            <text:p text:style-name="P2">6504588805</text:p>
          </table:table-cell>
        </table:table-row>
        <table:table-row table:style-name="Table3.1">
          <table:table-cell table:style-name="Table3.A4" office:value-type="string">
            <text:p text:style-name="P1">Number of people without access to electricity</text:p>
          </table:table-cell>
          <table:table-cell table:style-name="Table3.B4" office:value-type="string">
            <text:p text:style-name="P2">0</text:p>
          </table:table-cell>
          <table:table-cell table:style-name="Table3.C4" office:value-type="string">
            <text:p text:style-name="P2">1</text:p>
          </table:table-cell>
          <table:table-cell table:style-name="Table3.D4" office:value-type="string">
            <text:p text:style-name="P2">58424469.4</text:p>
          </table:table-cell>
          <table:table-cell table:style-name="Table3.E4" office:value-type="string">
            <text:p text:style-name="P2">195884149.38</text:p>
          </table:table-cell>
          <table:table-cell table:style-name="Table3.F4" office:value-type="string">
            <text:p text:style-name="P2">0</text:p>
          </table:table-cell>
          <table:table-cell table:style-name="Table3.G4" office:value-type="string">
            <text:p text:style-name="P2">0.0</text:p>
          </table:table-cell>
          <table:table-cell table:style-name="Table3.H4" office:value-type="string">
            <text:p text:style-name="P2">263609.5</text:p>
          </table:table-cell>
          <table:table-cell table:style-name="Table3.I4" office:value-type="string">
            <text:p text:style-name="P2">8858421</text:p>
          </table:table-cell>
          <table:table-cell table:style-name="Table3.J4" office:value-type="string">
            <text:p text:style-name="P2">1526744598</text:p>
          </table:table-cell>
        </table:table-row>
      </table:table>
      <text:p text:style-name="Source_20_Code"><text:span text:style-name="FunctionTok">head</text:span><text:span text:style-name="NormalTok">(p)</text:span></text:p>
      <text:p text:style-name="Source_20_Code"><text:span text:style-name="Verbatim_20_Char">## # A tibble: 6 × 5</text:span><text:line-break/><text:span text:style-name="Verbatim_20_Char">## <text:s text:c="2"/>Entity <text:s text:c="5"/>Code <text:s text:c="2"/>Year `Number of people with ac… `Number of people without …</text:span><text:line-break/><text:span text:style-name="Verbatim_20_Char">## <text:s text:c="2"/>&lt;chr&gt; <text:s text:c="6"/>&lt;chr&gt; &lt;dbl&gt; <text:s text:c="21"/>&lt;dbl&gt; <text:s text:c="22"/></text:span><text:soft-page-break/><text:span text:style-name="Verbatim_20_Char">&lt;dbl&gt;</text:span><text:line-break/><text:span text:style-name="Verbatim_20_Char">## 1 Afghanistan AFG <text:s text:c="3"/>1990 <text:s text:c="22"/>1225 <text:s text:c="19"/>12247889</text:span><text:line-break/><text:span text:style-name="Verbatim_20_Char">## 2 Afghanistan AFG <text:s text:c="3"/>1991 <text:s text:c="22"/>1299 <text:s text:c="19"/>12992358</text:span><text:line-break/><text:span text:style-name="Verbatim_20_Char">## 3 Afghanistan AFG <text:s text:c="3"/>1992 <text:s text:c="22"/>1398 <text:s text:c="19"/>13979833</text:span><text:line-break/><text:span text:style-name="Verbatim_20_Char">## 4 Afghanistan AFG <text:s text:c="3"/>1993 <text:s text:c="22"/>1510 <text:s text:c="19"/>15093589</text:span><text:line-break/><text:span text:style-name="Verbatim_20_Char">## 5 Afghanistan AFG <text:s text:c="3"/>1994 <text:s text:c="22"/>1617 <text:s text:c="19"/>16171102</text:span><text:line-break/><text:span text:style-name="Verbatim_20_Char">## 6 Afghanistan AFG <text:s text:c="3"/>1995 <text:s text:c="22"/>1710 <text:s text:c="19"/>17097831</text:span></text:p>
      <text:p text:style-name="Source_20_Code"><text:span text:style-name="FunctionTok">glimpse</text:span><text:span text:style-name="NormalTok">(p)</text:span></text:p>
      <text:p text:style-name="Source_20_Code"><text:span text:style-name="Verbatim_20_Char">## Rows: 6,958</text:span><text:line-break/><text:span text:style-name="Verbatim_20_Char">## Columns: 5</text:span><text:line-break/><text:span text:style-name="Verbatim_20_Char">## $ Entity <text:s text:c="42"/>&lt;chr&gt; "Afghanistan", "Afgha…</text:span><text:line-break/><text:span text:style-name="Verbatim_20_Char">## $ Code <text:s text:c="44"/>&lt;chr&gt; "AFG", "AFG", "AFG", …</text:span><text:line-break/><text:span text:style-name="Verbatim_20_Char">## $ Year <text:s text:c="44"/>&lt;dbl&gt; 1990, 1991, 1992, 199…</text:span><text:line-break/><text:span text:style-name="Verbatim_20_Char">## $ `Number of people with access to electricity` <text:s text:c="3"/>&lt;dbl&gt; 1225, 1299, 1398, 151…</text:span><text:line-break/><text:span text:style-name="Verbatim_20_Char">## $ `Number of people without access to electricity` &lt;dbl&gt; 12247889, 12992358, 1…</text:span></text:p>
      <text:p text:style-name="Source_20_Code"><text:span text:style-name="FunctionTok">colnames</text:span><text:span text:style-name="NormalTok">(p)</text:span></text:p>
      <text:p text:style-name="Source_20_Code"><text:span text:style-name="Verbatim_20_Char">## [1] "Entity" <text:s text:c="39"/></text:span><text:line-break/><text:span text:style-name="Verbatim_20_Char">## [2] "Code" <text:s text:c="41"/></text:span><text:line-break/><text:span text:style-name="Verbatim_20_Char">## [3] "Year" <text:s text:c="41"/></text:span><text:line-break/><text:span text:style-name="Verbatim_20_Char">## [4] "Number of people with access to electricity" <text:s text:c="2"/></text:span><text:line-break/><text:span text:style-name="Verbatim_20_Char">## [5] "Number of people without access to electricity"</text:span></text:p>
      <text:p text:style-name="Source_20_Code"><text:span text:style-name="FunctionTok">clean_names</text:span><text:span text:style-name="NormalTok">(p)</text:span></text:p>
      <text:p text:style-name="Source_20_Code"><text:span text:style-name="Verbatim_20_Char">## # A tibble: 6,958 × 5</text:span><text:line-break/><text:span text:style-name="Verbatim_20_Char">## <text:s text:c="3"/>entity <text:s text:c="5"/>code <text:s text:c="2"/>year number_of_people_with_acc… number_of_people_without_…</text:span><text:line-break/><text:span text:style-name="Verbatim_20_Char">## <text:s text:c="3"/>&lt;chr&gt; <text:s text:c="6"/>&lt;chr&gt; &lt;dbl&gt; <text:s text:c="21"/>&lt;dbl&gt; <text:s text:c="21"/>&lt;dbl&gt;</text:span><text:line-break/><text:span text:style-name="Verbatim_20_Char">## <text:s/>1 Afghanistan AFG <text:s text:c="3"/>1990 <text:s text:c="22"/>1225 <text:s text:c="18"/>12247889</text:span><text:line-break/><text:span text:style-name="Verbatim_20_Char">## <text:s/>2 Afghanistan AFG <text:s text:c="3"/>1991 <text:s text:c="22"/>1299 <text:s text:c="18"/>12992358</text:span><text:line-break/><text:span text:style-name="Verbatim_20_Char">## <text:s/>3 Afghanistan AFG <text:s text:c="3"/>1992 <text:s text:c="22"/>1398 <text:s text:c="18"/>13979833</text:span><text:line-break/><text:span text:style-name="Verbatim_20_Char">## <text:s/>4 Afghanistan AFG <text:s text:c="3"/>1993 <text:s text:c="22"/>1510 <text:s text:c="18"/></text:span><text:soft-page-break/><text:span text:style-name="Verbatim_20_Char">15093589</text:span><text:line-break/><text:span text:style-name="Verbatim_20_Char">## <text:s/>5 Afghanistan AFG <text:s text:c="3"/>1994 <text:s text:c="22"/>1617 <text:s text:c="18"/>16171102</text:span><text:line-break/><text:span text:style-name="Verbatim_20_Char">## <text:s/>6 Afghanistan AFG <text:s text:c="3"/>1995 <text:s text:c="22"/>1710 <text:s text:c="18"/>17097831</text:span><text:line-break/><text:span text:style-name="Verbatim_20_Char">## <text:s/>7 Afghanistan AFG <text:s text:c="3"/>1996 <text:s text:c="22"/>1782 <text:s text:c="18"/>17821102</text:span><text:line-break/><text:span text:style-name="Verbatim_20_Char">## <text:s/>8 Afghanistan AFG <text:s text:c="3"/>1997 <text:s text:c="22"/>1838 <text:s text:c="18"/>18379767</text:span><text:line-break/><text:span text:style-name="Verbatim_20_Char">## <text:s/>9 Afghanistan AFG <text:s text:c="3"/>1998 <text:s text:c="22"/>4146 <text:s text:c="18"/>18859853</text:span><text:line-break/><text:span text:style-name="Verbatim_20_Char">## 10 Afghanistan AFG <text:s text:c="3"/>1999 <text:s text:c="21"/>34856 <text:s text:c="18"/>19368820</text:span><text:line-break/><text:span text:style-name="Verbatim_20_Char">## # … with 6,948 more rows</text:span></text:p>
      <text:p text:style-name="Source_20_Code"><text:span text:style-name="NormalTok">p </text:span><text:span text:style-name="OtherTok">&lt;-</text:span><text:span text:style-name="NormalTok"> </text:span><text:span text:style-name="FunctionTok">rename</text:span><text:span text:style-name="NormalTok">(p,</text:span><text:span text:style-name="AttributeTok">Country_name=</text:span><text:span text:style-name="NormalTok">Entity)</text:span><text:bookmark text:name="clean-up-and-wrangle-the-data"/></text:p>
      <text:h text:style-name="Heading_20_2" text:outline-level="2">Add data to prepare for Analysis, and conduct for descriptive analysis</text:h>
      <text:p text:style-name="Source_20_Code"><text:span text:style-name="FunctionTok">colnames</text:span><text:span text:style-name="NormalTok">(p) <text:s/></text:span></text:p>
      <text:p text:style-name="Source_20_Code"><text:span text:style-name="Verbatim_20_Char">## [1] "Country_name" <text:s text:c="33"/></text:span><text:line-break/><text:span text:style-name="Verbatim_20_Char">## [2] "Code" <text:s text:c="41"/></text:span><text:line-break/><text:span text:style-name="Verbatim_20_Char">## [3] "Year" <text:s text:c="41"/></text:span><text:line-break/><text:span text:style-name="Verbatim_20_Char">## [4] "Number of people with access to electricity" <text:s text:c="2"/></text:span><text:line-break/><text:span text:style-name="Verbatim_20_Char">## [5] "Number of people without access to electricity"</text:span></text:p>
      <text:p text:style-name="Source_20_Code"><text:span text:style-name="FunctionTok">nrow</text:span><text:span text:style-name="NormalTok">(p) <text:s/></text:span></text:p>
      <text:p text:style-name="Source_20_Code"><text:span text:style-name="Verbatim_20_Char">## [1] 6958</text:span></text:p>
      <text:p text:style-name="Source_20_Code"><text:span text:style-name="FunctionTok">dim</text:span><text:span text:style-name="NormalTok">(p) <text:s/></text:span></text:p>
      <text:p text:style-name="Source_20_Code"><text:span text:style-name="Verbatim_20_Char">## [1] 6958 <text:s text:c="3"/>5</text:span></text:p>
      <text:p text:style-name="Source_20_Code"><text:span text:style-name="FunctionTok">head</text:span><text:span text:style-name="NormalTok">(p) </text:span></text:p>
      <text:p text:style-name="Source_20_Code"><text:span text:style-name="Verbatim_20_Char">## # A tibble: 6 × 5</text:span><text:line-break/><text:span text:style-name="Verbatim_20_Char">## <text:s text:c="2"/>Country_name Code <text:s text:c="2"/>Year `Number of people with ac… `Number of people without…</text:span><text:line-break/><text:span text:style-name="Verbatim_20_Char">## <text:s text:c="2"/>&lt;chr&gt; <text:s text:c="7"/>&lt;chr&gt; &lt;dbl&gt; <text:s text:c="21"/>&lt;dbl&gt; <text:s text:c="21"/>&lt;dbl&gt;</text:span><text:line-break/><text:span text:style-name="Verbatim_20_Char">## 1 Afghanistan <text:s/>AFG <text:s text:c="3"/>1990 <text:s text:c="22"/>1225 <text:s text:c="18"/>12247889</text:span><text:line-break/><text:span text:style-name="Verbatim_20_Char">## 2 Afghanistan <text:s/>AFG <text:s text:c="3"/>1991 <text:s text:c="22"/>1299 <text:s text:c="18"/>12992358</text:span><text:line-break/><text:span text:style-name="Verbatim_20_Char">## 3 Afghanistan <text:s/>AFG <text:s text:c="3"/>1992 <text:s text:c="22"/>1398 <text:s text:c="18"/>13979833</text:span><text:line-break/><text:span text:style-name="Verbatim_20_Char">## 4 Afghanistan <text:s/>AFG <text:s text:c="3"/>1993 <text:s text:c="22"/>1510 <text:s text:c="18"/>15093589</text:span><text:line-break/><text:span text:style-name="Verbatim_20_Char">## 5 Afghanistan <text:s/>AFG <text:s text:c="3"/>1994 <text:s text:c="22"/>1617 <text:s text:c="18"/>16171102</text:span><text:line-break/><text:soft-page-break/><text:span text:style-name="Verbatim_20_Char">## 6 Afghanistan <text:s/>AFG <text:s text:c="3"/>1995 <text:s text:c="22"/>1710 <text:s text:c="18"/>17097831</text:span></text:p>
      <text:p text:style-name="Source_20_Code"><text:span text:style-name="FunctionTok">str</text:span><text:span text:style-name="NormalTok">(p) <text:s/></text:span></text:p>
      <text:p text:style-name="Source_20_Code"><text:span text:style-name="Verbatim_20_Char">## spec_tbl_df [6,958 × 5] (S3: spec_tbl_df/tbl_df/tbl/data.frame)</text:span><text:line-break/><text:span text:style-name="Verbatim_20_Char">## <text:s/>$ Country_name <text:s text:c="33"/>: chr [1:6958] "Afghanistan" "Afghanistan" "Afghanistan" "Afghanistan" ...</text:span><text:line-break/><text:span text:style-name="Verbatim_20_Char">## <text:s/>$ Code <text:s text:c="41"/>: chr [1:6958] "AFG" "AFG" "AFG" "AFG" ...</text:span><text:line-break/><text:span text:style-name="Verbatim_20_Char">## <text:s/>$ Year <text:s text:c="41"/>: num [1:6958] 1990 1991 1992 1993 1994 ...</text:span><text:line-break/><text:span text:style-name="Verbatim_20_Char">## <text:s/>$ Number of people with access to electricity <text:s text:c="2"/>: num [1:6958] 1225 1299 1398 1510 1617 ...</text:span><text:line-break/><text:span text:style-name="Verbatim_20_Char">## <text:s/>$ Number of people without access to electricity: num [1:6958] 12247889 12992358 13979833 15093589 16171102 ...</text:span><text:line-break/><text:span text:style-name="Verbatim_20_Char">## <text:s/>- attr(*, "spec")=</text:span><text:line-break/><text:span text:style-name="Verbatim_20_Char">## <text:s text:c="2"/>.. cols(</text:span><text:line-break/><text:span text:style-name="Verbatim_20_Char">## <text:s text:c="2"/>.. <text:s text:c="2"/>Entity = col_character(),</text:span><text:line-break/><text:span text:style-name="Verbatim_20_Char">## <text:s text:c="2"/>.. <text:s text:c="2"/>Code = col_character(),</text:span><text:line-break/><text:span text:style-name="Verbatim_20_Char">## <text:s text:c="2"/>.. <text:s text:c="2"/>Year = col_double(),</text:span><text:line-break/><text:span text:style-name="Verbatim_20_Char">## <text:s text:c="2"/>.. <text:s text:c="2"/>`Number of people with access to electricity` = col_double(),</text:span><text:line-break/><text:span text:style-name="Verbatim_20_Char">## <text:s text:c="2"/>.. <text:s text:c="2"/>`Number of people without access to electricity` = col_double()</text:span><text:line-break/><text:span text:style-name="Verbatim_20_Char">## <text:s text:c="2"/>.. )</text:span><text:line-break/><text:span text:style-name="Verbatim_20_Char">## <text:s/>- attr(*, "problems")=&lt;externalptr&gt;</text:span></text:p>
      <text:p text:style-name="Source_20_Code"><text:span text:style-name="FunctionTok">summary</text:span><text:span text:style-name="NormalTok">(p) <text:s/></text:span></text:p>
      <text:p text:style-name="Source_20_Code"><text:span text:style-name="Verbatim_20_Char">## <text:s/>Country_name <text:s text:c="10"/>Code <text:s text:c="15"/>Year <text:s text:c="4"/></text:span><text:line-break/><text:span text:style-name="Verbatim_20_Char">## <text:s/>Length:6958 <text:s text:c="7"/>Length:6958 <text:s text:c="7"/>Min. <text:s text:c="2"/>:1990 <text:s/></text:span><text:line-break/><text:span text:style-name="Verbatim_20_Char">## <text:s/>Class :character <text:s text:c="2"/>Class :character <text:s text:c="2"/>1st Qu.:1996 <text:s/></text:span><text:line-break/><text:span text:style-name="Verbatim_20_Char">## <text:s/>Mode <text:s/>:character <text:s text:c="2"/>Mode <text:s/>:character <text:s text:c="2"/>Median :2003 <text:s/></text:span><text:line-break/><text:span text:style-name="Verbatim_20_Char">## <text:s text:c="39"/>Mean <text:s text:c="2"/>:2003 <text:s/></text:span><text:line-break/><text:span text:style-name="Verbatim_20_Char">## <text:s text:c="39"/>3rd Qu.:2010 <text:s/></text:span><text:line-break/><text:span text:style-name="Verbatim_20_Char">## <text:s text:c="39"/>Max. <text:s text:c="2"/>:2016 <text:s/></text:span><text:line-break/><text:span text:style-name="Verbatim_20_Char">## <text:s/>Number of people with access to electricity</text:span><text:line-break/><text:span text:style-name="Verbatim_20_Char">## <text:s/>Min. <text:s text:c="2"/>:0.000e+00 <text:s text:c="25"/></text:span><text:line-break/><text:span text:style-name="Verbatim_20_Char">## <text:s/>1st Qu.:4.787e+05 <text:s text:c="25"/></text:span><text:line-break/><text:span text:style-name="Verbatim_20_Char">## <text:s/>Median :4.875e+06 <text:s text:c="25"/></text:span><text:line-break/><text:span text:style-name="Verbatim_20_Char">## <text:s/>Mean <text:s text:c="2"/>:2.000e+08 <text:s text:c="25"/></text:span><text:line-break/><text:span text:style-name="Verbatim_20_Char">## <text:s/>3rd Qu.:4.437e+07 <text:s text:c="25"/></text:span><text:line-break/><text:span text:style-name="Verbatim_20_Char">## <text:s/>Max. <text:s text:c="2"/>:6.505e+09 <text:s text:c="25"/></text:span><text:line-break/><text:span text:style-name="Verbatim_20_Char">## <text:s/>Number of people without access to electricity</text:span><text:line-break/><text:span text:style-name="Verbatim_20_Char">## <text:s/>Min. <text:s text:c="2"/>:0.000e+00 <text:s text:c="28"/></text:span><text:line-break/><text:span text:style-name="Verbatim_20_Char">## <text:s/>1st Qu.:0.000e+00 <text:s text:c="28"/></text:span><text:line-break/><text:span text:style-name="Verbatim_20_Char">## <text:s/>Median :2.636e+05 <text:s text:c="28"/></text:span><text:line-break/><text:span text:style-name="Verbatim_20_Char">## <text:s/>Mean <text:s text:c="2"/>:5.842e+07 <text:s text:c="28"/></text:span><text:line-break/><text:span text:style-name="Verbatim_20_Char">## <text:s/>3rd Qu.:8.858e+06 <text:s text:c="28"/></text:span><text:line-break/><text:span text:style-name="Verbatim_20_Char">## <text:s/>Max. <text:s text:c="2"/>:1.527e+09</text:span></text:p>
      <text:h text:style-name="Heading_20_3" text:outline-level="3"><text:soft-page-break/>Organising the data</text:h>
      <text:p text:style-name="Source_20_Code"><text:span text:style-name="NormalTok">p </text:span><text:span text:style-name="SpecialCharTok">%&gt;%</text:span><text:span text:style-name="NormalTok"> </text:span><text:span text:style-name="FunctionTok">select</text:span><text:span text:style-name="NormalTok">(</text:span><text:span text:style-name="SpecialCharTok">-</text:span><text:span text:style-name="StringTok">`</text:span><text:span text:style-name="AttributeTok">Number of people with access to electricity</text:span><text:span text:style-name="StringTok">`</text:span><text:span text:style-name="NormalTok">)</text:span></text:p>
      <text:p text:style-name="Source_20_Code"><text:span text:style-name="Verbatim_20_Char">## # A tibble: 6,958 × 4</text:span><text:line-break/><text:span text:style-name="Verbatim_20_Char">## <text:s text:c="3"/>Country_name Code <text:s text:c="2"/>Year `Number of people without access to electricity`</text:span><text:line-break/><text:span text:style-name="Verbatim_20_Char">## <text:s text:c="3"/>&lt;chr&gt; <text:s text:c="7"/>&lt;chr&gt; &lt;dbl&gt; <text:s text:c="43"/>&lt;dbl&gt;</text:span><text:line-break/><text:span text:style-name="Verbatim_20_Char">## <text:s/>1 Afghanistan <text:s/>AFG <text:s text:c="3"/>1990 <text:s text:c="40"/>12247889</text:span><text:line-break/><text:span text:style-name="Verbatim_20_Char">## <text:s/>2 Afghanistan <text:s/>AFG <text:s text:c="3"/>1991 <text:s text:c="40"/>12992358</text:span><text:line-break/><text:span text:style-name="Verbatim_20_Char">## <text:s/>3 Afghanistan <text:s/>AFG <text:s text:c="3"/>1992 <text:s text:c="40"/>13979833</text:span><text:line-break/><text:span text:style-name="Verbatim_20_Char">## <text:s/>4 Afghanistan <text:s/>AFG <text:s text:c="3"/>1993 <text:s text:c="40"/>15093589</text:span><text:line-break/><text:span text:style-name="Verbatim_20_Char">## <text:s/>5 Afghanistan <text:s/>AFG <text:s text:c="3"/>1994 <text:s text:c="40"/>16171102</text:span><text:line-break/><text:span text:style-name="Verbatim_20_Char">## <text:s/>6 Afghanistan <text:s/>AFG <text:s text:c="3"/>1995 <text:s text:c="40"/>17097831</text:span><text:line-break/><text:span text:style-name="Verbatim_20_Char">## <text:s/>7 Afghanistan <text:s/>AFG <text:s text:c="3"/>1996 <text:s text:c="40"/>17821102</text:span><text:line-break/><text:span text:style-name="Verbatim_20_Char">## <text:s/>8 Afghanistan <text:s/>AFG <text:s text:c="3"/>1997 <text:s text:c="40"/>18379767</text:span><text:line-break/><text:span text:style-name="Verbatim_20_Char">## <text:s/>9 Afghanistan <text:s/>AFG <text:s text:c="3"/>1998 <text:s text:c="40"/>18859853</text:span><text:line-break/><text:span text:style-name="Verbatim_20_Char">## 10 Afghanistan <text:s/>AFG <text:s text:c="3"/>1999 <text:s text:c="40"/>19368820</text:span><text:line-break/><text:span text:style-name="Verbatim_20_Char">## # … with 6,948 more rows</text:span></text:p>
      <text:p text:style-name="Source_20_Code"><text:span text:style-name="NormalTok">p </text:span><text:span text:style-name="SpecialCharTok">%&gt;%</text:span><text:span text:style-name="NormalTok"> </text:span><text:span text:style-name="FunctionTok">arrange</text:span><text:span text:style-name="NormalTok">(Country_name)</text:span></text:p>
      <text:p text:style-name="Source_20_Code"><text:span text:style-name="Verbatim_20_Char">## # A tibble: 6,958 × 5</text:span><text:line-break/><text:span text:style-name="Verbatim_20_Char">## <text:s text:c="3"/>Country_name Code <text:s text:c="2"/>Year `Number of people with ac… `Number of people withou…</text:span><text:line-break/><text:span text:style-name="Verbatim_20_Char">## <text:s text:c="3"/>&lt;chr&gt; <text:s text:c="7"/>&lt;chr&gt; &lt;dbl&gt; <text:s text:c="21"/>&lt;dbl&gt; <text:s text:c="20"/>&lt;dbl&gt;</text:span><text:line-break/><text:span text:style-name="Verbatim_20_Char">## <text:s/>1 Afghanistan <text:s/>AFG <text:s text:c="3"/>1990 <text:s text:c="22"/>1225 <text:s text:c="17"/>12247889</text:span><text:line-break/><text:span text:style-name="Verbatim_20_Char">## <text:s/>2 Afghanistan <text:s/>AFG <text:s text:c="3"/>1991 <text:s text:c="22"/>1299 <text:s text:c="17"/>12992358</text:span><text:line-break/><text:span text:style-name="Verbatim_20_Char">## <text:s/>3 Afghanistan <text:s/>AFG <text:s text:c="3"/>1992 <text:s text:c="22"/>1398 <text:s text:c="17"/>13979833</text:span><text:line-break/><text:span text:style-name="Verbatim_20_Char">## <text:s/>4 Afghanistan <text:s/>AFG <text:s text:c="3"/>1993 <text:s text:c="22"/>1510 <text:s text:c="17"/>15093589</text:span><text:line-break/><text:span text:style-name="Verbatim_20_Char">## <text:s/>5 Afghanistan <text:s/>AFG <text:s text:c="3"/>1994 <text:s text:c="22"/>1617 <text:s text:c="17"/>16171102</text:span><text:line-break/><text:span text:style-name="Verbatim_20_Char">## <text:s/>6 Afghanistan <text:s/>AFG <text:s text:c="3"/>1995 <text:s text:c="22"/>1710 <text:s text:c="17"/>17097831</text:span><text:line-break/><text:span text:style-name="Verbatim_20_Char">## <text:s/>7 Afghanistan <text:s/>AFG <text:s text:c="3"/>1996 <text:s text:c="22"/>1782 <text:s text:c="17"/></text:span><text:soft-page-break/><text:span text:style-name="Verbatim_20_Char">17821102</text:span><text:line-break/><text:span text:style-name="Verbatim_20_Char">## <text:s/>8 Afghanistan <text:s/>AFG <text:s text:c="3"/>1997 <text:s text:c="22"/>1838 <text:s text:c="17"/>18379767</text:span><text:line-break/><text:span text:style-name="Verbatim_20_Char">## <text:s/>9 Afghanistan <text:s/>AFG <text:s text:c="3"/>1998 <text:s text:c="22"/>4146 <text:s text:c="17"/>18859853</text:span><text:line-break/><text:span text:style-name="Verbatim_20_Char">## 10 Afghanistan <text:s/>AFG <text:s text:c="3"/>1999 <text:s text:c="21"/>34856 <text:s text:c="17"/>19368820</text:span><text:line-break/><text:span text:style-name="Verbatim_20_Char">## # … with 6,948 more rows</text:span></text:p>
      <text:p text:style-name="Source_20_Code"><text:span text:style-name="NormalTok">p </text:span><text:span text:style-name="SpecialCharTok">%&gt;%</text:span><text:span text:style-name="NormalTok"> </text:span><text:span text:style-name="FunctionTok">arrange</text:span><text:span text:style-name="NormalTok">(</text:span><text:span text:style-name="SpecialCharTok">-</text:span><text:span text:style-name="NormalTok">Year)</text:span></text:p>
      <text:p text:style-name="Source_20_Code"><text:span text:style-name="Verbatim_20_Char">## # A tibble: 6,958 × 5</text:span><text:line-break/><text:span text:style-name="Verbatim_20_Char">## <text:s text:c="3"/>Country_name <text:s text:c="7"/>Code <text:s text:c="2"/>Year `Number of people wit… `Number of people wit…</text:span><text:line-break/><text:span text:style-name="Verbatim_20_Char">## <text:s text:c="3"/>&lt;chr&gt; <text:s text:c="14"/>&lt;chr&gt; &lt;dbl&gt; <text:s text:c="17"/>&lt;dbl&gt; <text:s text:c="17"/>&lt;dbl&gt;</text:span><text:line-break/><text:span text:style-name="Verbatim_20_Char">## <text:s/>1 Afghanistan <text:s text:c="8"/>AFG <text:s text:c="3"/>2016 <text:s text:c="14"/>29158594 <text:s text:c="15"/>5497438</text:span><text:line-break/><text:span text:style-name="Verbatim_20_Char">## <text:s/>2 Albania <text:s text:c="12"/>ALB <text:s text:c="3"/>2016 <text:s text:c="15"/>2876101 <text:s text:c="21"/>0</text:span><text:line-break/><text:span text:style-name="Verbatim_20_Char">## <text:s/>3 Algeria <text:s text:c="12"/>DZA <text:s text:c="3"/>2016 <text:s text:c="14"/>40378483 <text:s text:c="16"/>227569</text:span><text:line-break/><text:span text:style-name="Verbatim_20_Char">## <text:s/>4 Andorra <text:s text:c="12"/>AND <text:s text:c="3"/>2016 <text:s text:c="17"/>77281 <text:s text:c="21"/>0</text:span><text:line-break/><text:span text:style-name="Verbatim_20_Char">## <text:s/>5 Angola <text:s text:c="13"/>AGO <text:s text:c="3"/>2016 <text:s text:c="14"/>11675390 <text:s text:c="14"/>17138073</text:span><text:line-break/><text:span text:style-name="Verbatim_20_Char">## <text:s/>6 Antigua and Barbuda ATG <text:s text:c="3"/>2016 <text:s text:c="17"/>98292 <text:s text:c="18"/>2671</text:span><text:line-break/><text:span text:style-name="Verbatim_20_Char">## <text:s/>7 Arab World <text:s text:c="9"/>&lt;NA&gt; <text:s text:c="2"/>2016 <text:s text:c="13"/>360802582 <text:s text:c="14"/>45650108</text:span><text:line-break/><text:span text:style-name="Verbatim_20_Char">## <text:s/>8 Argentina <text:s text:c="10"/>ARG <text:s text:c="3"/>2016 <text:s text:c="14"/>43847430 <text:s text:c="21"/>0</text:span><text:line-break/><text:span text:style-name="Verbatim_20_Char">## <text:s/>9 Armenia <text:s text:c="12"/>ARM <text:s text:c="3"/>2016 <text:s text:c="15"/>2924816 <text:s text:c="21"/>0</text:span><text:line-break/><text:span text:style-name="Verbatim_20_Char">## 10 Aruba <text:s text:c="14"/>ABW <text:s text:c="3"/>2016 <text:s text:c="16"/>100179 <text:s text:c="18"/>4643</text:span><text:line-break/><text:span text:style-name="Verbatim_20_Char">## # … with 6,948 more rows</text:span></text:p>
      <text:p text:style-name="Source_20_Code"><text:span text:style-name="NormalTok">p2 </text:span><text:span text:style-name="OtherTok">&lt;-</text:span><text:span text:style-name="NormalTok"> p </text:span><text:span text:style-name="SpecialCharTok">%&gt;%</text:span><text:span text:style-name="NormalTok"> </text:span><text:span text:style-name="FunctionTok">arrange</text:span><text:span text:style-name="NormalTok">(</text:span><text:span text:style-name="SpecialCharTok">-</text:span><text:span text:style-name="NormalTok">Year)</text:span><text:line-break/><text:span text:style-name="NormalTok">p </text:span><text:span text:style-name="SpecialCharTok">%&gt;%</text:span><text:span text:style-name="NormalTok"> </text:span><text:span text:style-name="FunctionTok">arrange</text:span><text:span text:style-name="NormalTok">(</text:span><text:span text:style-name="SpecialCharTok">-</text:span><text:span text:style-name="StringTok">`</text:span><text:span text:style-name="AttributeTok">Number of people without access to electricity</text:span><text:span text:style-name="StringTok">`</text:span><text:span text:style-name="NormalTok">)</text:span></text:p>
      <text:p text:style-name="Source_20_Code"><text:span text:style-name="Verbatim_20_Char">## # A tibble: 6,958 × 5</text:span><text:line-break/><text:span text:style-name="Verbatim_20_Char">## <text:s text:c="3"/>Country_name <text:s text:c="7"/>Code <text:s text:c="5"/>Year `Number of people wi… `Number of people w…</text:span><text:line-break/><text:span text:style-name="Verbatim_20_Char">## <text:s text:c="3"/>&lt;chr&gt; <text:s text:c="14"/>&lt;chr&gt; <text:s text:c="3"/>&lt;dbl&gt; <text:s text:c="16"/>&lt;dbl&gt; <text:s text:c="15"/>&lt;dbl&gt;</text:span><text:line-break/><text:span text:style-name="Verbatim_20_Char">## <text:s/>1 World <text:s text:c="14"/>OWID_WRL <text:s/>1991 <text:s text:c="11"/>3848744021 <text:s text:c="10"/>1526744598</text:span><text:line-break/><text:span text:style-name="Verbatim_20_Char">## <text:s/>2 World <text:s text:c="14"/>OWID_WRL <text:s/>1990 <text:s text:c="11"/>3775207395 <text:s text:c="10"/>1512895819</text:span><text:line-break/><text:span text:style-name="Verbatim_20_Char">## <text:s/>3 Low &amp; middle income &lt;NA&gt; <text:s text:c="5"/>1991 <text:s text:c="11"/>2832587548 <text:s text:c="10"/></text:span><text:soft-page-break/><text:span text:style-name="Verbatim_20_Char">1497101663</text:span><text:line-break/><text:span text:style-name="Verbatim_20_Char">## <text:s/>4 World <text:s text:c="14"/>OWID_WRL <text:s/>1992 <text:s text:c="11"/>3962785379 <text:s text:c="10"/>1496968486</text:span><text:line-break/><text:span text:style-name="Verbatim_20_Char">## <text:s/>5 World <text:s text:c="14"/>OWID_WRL <text:s/>1994 <text:s text:c="11"/>4138408267 <text:s text:c="10"/>1490382909</text:span><text:line-break/><text:span text:style-name="Verbatim_20_Char">## <text:s/>6 World <text:s text:c="14"/>OWID_WRL <text:s/>1995 <text:s text:c="11"/>4229597492 <text:s text:c="10"/>1484196880</text:span><text:line-break/><text:span text:style-name="Verbatim_20_Char">## <text:s/>7 World <text:s text:c="14"/>OWID_WRL <text:s/>1993 <text:s text:c="11"/>4060806959 <text:s text:c="10"/>1484066129</text:span><text:line-break/><text:span text:style-name="Verbatim_20_Char">## <text:s/>8 Low &amp; middle income &lt;NA&gt; <text:s text:c="5"/>1990 <text:s text:c="11"/>2767768994 <text:s text:c="10"/>1482999753</text:span><text:line-break/><text:span text:style-name="Verbatim_20_Char">## <text:s/>9 IDA &amp; IBRD total <text:s text:c="3"/>&lt;NA&gt; <text:s text:c="5"/>1991 <text:s text:c="11"/>2912376176 <text:s text:c="10"/>1480409806</text:span><text:line-break/><text:span text:style-name="Verbatim_20_Char">## 10 Low &amp; middle income &lt;NA&gt; <text:s text:c="5"/>1992 <text:s text:c="11"/>2939106996 <text:s text:c="10"/>1467990058</text:span><text:line-break/><text:span text:style-name="Verbatim_20_Char">## # … with 6,948 more rows</text:span></text:p>
      <text:p text:style-name="Source_20_Code"><text:span text:style-name="NormalTok">p3 </text:span><text:span text:style-name="OtherTok">&lt;-</text:span><text:span text:style-name="NormalTok"> p </text:span><text:span text:style-name="SpecialCharTok">%&gt;%</text:span><text:span text:style-name="NormalTok"> </text:span><text:span text:style-name="FunctionTok">arrange</text:span><text:span text:style-name="NormalTok">(</text:span><text:span text:style-name="SpecialCharTok">-</text:span><text:span text:style-name="StringTok">`</text:span><text:span text:style-name="AttributeTok">Number of people without access to electricity</text:span><text:span text:style-name="StringTok">`</text:span><text:span text:style-name="NormalTok">)</text:span><text:line-break/><text:span text:style-name="FunctionTok">drop_na</text:span><text:span text:style-name="NormalTok">(p)</text:span></text:p>
      <text:p text:style-name="Source_20_Code"><text:span text:style-name="Verbatim_20_Char">## # A tibble: 5,716 × 5</text:span><text:line-break/><text:span text:style-name="Verbatim_20_Char">## <text:s text:c="3"/>Country_name Code <text:s text:c="2"/>Year `Number of people with ac… `Number of people withou…</text:span><text:line-break/><text:span text:style-name="Verbatim_20_Char">## <text:s text:c="3"/>&lt;chr&gt; <text:s text:c="7"/>&lt;chr&gt; &lt;dbl&gt; <text:s text:c="21"/>&lt;dbl&gt; <text:s text:c="20"/>&lt;dbl&gt;</text:span><text:line-break/><text:span text:style-name="Verbatim_20_Char">## <text:s/>1 Afghanistan <text:s/>AFG <text:s text:c="3"/>1990 <text:s text:c="22"/>1225 <text:s text:c="17"/>12247889</text:span><text:line-break/><text:span text:style-name="Verbatim_20_Char">## <text:s/>2 Afghanistan <text:s/>AFG <text:s text:c="3"/>1991 <text:s text:c="22"/>1299 <text:s text:c="17"/>12992358</text:span><text:line-break/><text:span text:style-name="Verbatim_20_Char">## <text:s/>3 Afghanistan <text:s/>AFG <text:s text:c="3"/>1992 <text:s text:c="22"/>1398 <text:s text:c="17"/>13979833</text:span><text:line-break/><text:span text:style-name="Verbatim_20_Char">## <text:s/>4 Afghanistan <text:s/>AFG <text:s text:c="3"/>1993 <text:s text:c="22"/>1510 <text:s text:c="17"/>15093589</text:span><text:line-break/><text:span text:style-name="Verbatim_20_Char">## <text:s/>5 Afghanistan <text:s/>AFG <text:s text:c="3"/>1994 <text:s text:c="22"/>1617 <text:s text:c="17"/>16171102</text:span><text:line-break/><text:span text:style-name="Verbatim_20_Char">## <text:s/>6 Afghanistan <text:s/>AFG <text:s text:c="3"/>1995 <text:s text:c="22"/>1710 <text:s text:c="17"/>17097831</text:span><text:line-break/><text:span text:style-name="Verbatim_20_Char">## <text:s/>7 Afghanistan <text:s/>AFG <text:s text:c="3"/>1996 <text:s text:c="22"/>1782 <text:s text:c="17"/>17821102</text:span><text:line-break/><text:span text:style-name="Verbatim_20_Char">## <text:s/>8 Afghanistan <text:s/>AFG <text:s text:c="3"/>1997 <text:s text:c="22"/>1838 <text:s text:c="17"/>18379767</text:span><text:line-break/><text:span text:style-name="Verbatim_20_Char">## <text:s/>9 Afghanistan <text:s/>AFG <text:s text:c="3"/>1998 <text:s text:c="22"/>4146 <text:s text:c="17"/>18859853</text:span><text:line-break/><text:span text:style-name="Verbatim_20_Char">## 10 Afghanistan <text:s/>AFG <text:s text:c="3"/>1999 <text:s text:c="21"/>34856 <text:s text:c="17"/>19368820</text:span><text:line-break/><text:span text:style-name="Verbatim_20_Char">## # … with 5,706 more rows</text:span></text:p>
      <text:p text:style-name="Source_20_Code"><text:span text:style-name="NormalTok">p4 </text:span><text:span text:style-name="OtherTok">&lt;-</text:span><text:span text:style-name="NormalTok"> </text:span><text:span text:style-name="FunctionTok">drop_na</text:span><text:span text:style-name="NormalTok">(p)</text:span><text:line-break/><text:span text:style-name="NormalTok">p </text:span><text:span text:style-name="SpecialCharTok">%&gt;%</text:span><text:span text:style-name="NormalTok"> </text:span><text:span text:style-name="FunctionTok">group_by</text:span><text:span text:style-name="NormalTok">(Country_name) </text:span><text:span text:style-name="SpecialCharTok">%&gt;%</text:span><text:span text:style-name="NormalTok"> </text:span><text:span text:style-name="FunctionTok">drop_na</text:span><text:span text:style-name="NormalTok">() </text:span><text:span text:style-name="SpecialCharTok">%&gt;%</text:span><text:span text:style-name="NormalTok"> </text:span><text:soft-page-break/><text:span text:style-name="FunctionTok">summarise</text:span><text:span text:style-name="NormalTok">(</text:span><text:span text:style-name="AttributeTok">mean_Number_of_people_without_access_to_electricity =</text:span><text:span text:style-name="NormalTok"> </text:span><text:span text:style-name="FunctionTok">mean</text:span><text:span text:style-name="NormalTok">(</text:span><text:span text:style-name="StringTok">`</text:span><text:span text:style-name="AttributeTok">Number of people without access to electricity</text:span><text:span text:style-name="StringTok">`</text:span><text:span text:style-name="NormalTok">))</text:span></text:p>
      <text:p text:style-name="Source_20_Code"><text:span text:style-name="Verbatim_20_Char">## # A tibble: 215 × 2</text:span><text:line-break/><text:span text:style-name="Verbatim_20_Char">## <text:s text:c="3"/>Country_name <text:s text:c="7"/>mean_Number_of_people_without_access_to_electricity</text:span><text:line-break/><text:span text:style-name="Verbatim_20_Char">## <text:s text:c="3"/>&lt;chr&gt; <text:s text:c="60"/>&lt;dbl&gt;</text:span><text:line-break/><text:span text:style-name="Verbatim_20_Char">## <text:s/>1 Afghanistan <text:s text:c="50"/>15634096.</text:span><text:line-break/><text:span text:style-name="Verbatim_20_Char">## <text:s/>2 Albania <text:s text:c="61"/>0 </text:span><text:line-break/><text:span text:style-name="Verbatim_20_Char">## <text:s/>3 Algeria <text:s text:c="56"/>360750.</text:span><text:line-break/><text:span text:style-name="Verbatim_20_Char">## <text:s/>4 Andorra <text:s text:c="61"/>0 </text:span><text:line-break/><text:span text:style-name="Verbatim_20_Char">## <text:s/>5 Angola <text:s text:c="55"/>13725326.</text:span><text:line-break/><text:span text:style-name="Verbatim_20_Char">## <text:s/>6 Antigua and Barbuda <text:s text:c="46"/>7102.</text:span><text:line-break/><text:span text:style-name="Verbatim_20_Char">## <text:s/>7 Argentina <text:s text:c="53"/>1440683.</text:span><text:line-break/><text:span text:style-name="Verbatim_20_Char">## <text:s/>8 Armenia <text:s text:c="57"/>28794.</text:span><text:line-break/><text:span text:style-name="Verbatim_20_Char">## <text:s/>9 Aruba <text:s text:c="60"/>7070.</text:span><text:line-break/><text:span text:style-name="Verbatim_20_Char">## 10 Australia <text:s text:c="59"/>0 </text:span><text:line-break/><text:span text:style-name="Verbatim_20_Char">## # … with 205 more rows</text:span></text:p>
      <text:p text:style-name="Source_20_Code"><text:span text:style-name="NormalTok">p5 </text:span><text:span text:style-name="OtherTok">&lt;-</text:span><text:span text:style-name="NormalTok"> p </text:span><text:span text:style-name="SpecialCharTok">%&gt;%</text:span><text:span text:style-name="NormalTok"> </text:span><text:span text:style-name="FunctionTok">group_by</text:span><text:span text:style-name="NormalTok">(Country_name) </text:span><text:span text:style-name="SpecialCharTok">%&gt;%</text:span><text:span text:style-name="NormalTok"> </text:span><text:span text:style-name="FunctionTok">drop_na</text:span><text:span text:style-name="NormalTok">() </text:span><text:span text:style-name="SpecialCharTok">%&gt;%</text:span><text:span text:style-name="NormalTok"> </text:span><text:span text:style-name="FunctionTok">summarise</text:span><text:span text:style-name="NormalTok">(</text:span><text:span text:style-name="AttributeTok">mean_Number_of_people_without_access_to_electricity =</text:span><text:span text:style-name="NormalTok"> </text:span><text:span text:style-name="FunctionTok">mean</text:span><text:span text:style-name="NormalTok">(</text:span><text:span text:style-name="StringTok">`</text:span><text:span text:style-name="AttributeTok">Number of people without access to electricity</text:span><text:span text:style-name="StringTok">`</text:span><text:span text:style-name="NormalTok">))</text:span><text:line-break/><text:span text:style-name="NormalTok">p </text:span><text:span text:style-name="SpecialCharTok">%&gt;%</text:span><text:span text:style-name="NormalTok"> </text:span><text:line-break/><text:span text:style-name="NormalTok"> <text:s/></text:span><text:span text:style-name="FunctionTok">group_by</text:span><text:span text:style-name="NormalTok">(Country_name) </text:span><text:span text:style-name="SpecialCharTok">%&gt;%</text:span><text:span text:style-name="NormalTok"> </text:span><text:line-break/><text:span text:style-name="NormalTok"> <text:s/></text:span><text:span text:style-name="FunctionTok">drop_na</text:span><text:span text:style-name="NormalTok">() </text:span><text:span text:style-name="SpecialCharTok">%&gt;%</text:span><text:span text:style-name="NormalTok"> </text:span><text:line-break/><text:span text:style-name="NormalTok"> <text:s/></text:span><text:span text:style-name="FunctionTok">summarise</text:span><text:span text:style-name="NormalTok">(</text:span><text:span text:style-name="AttributeTok">max_Number_of_people_without_access_to_electricity =</text:span><text:span text:style-name="NormalTok"> </text:span><text:span text:style-name="FunctionTok">max</text:span><text:span text:style-name="NormalTok">(</text:span><text:span text:style-name="StringTok">`</text:span><text:span text:style-name="AttributeTok">Number of people without access to electricity</text:span><text:span text:style-name="StringTok">`</text:span><text:span text:style-name="NormalTok">))</text:span></text:p>
      <text:p text:style-name="Source_20_Code"><text:span text:style-name="Verbatim_20_Char">## # A tibble: 215 × 2</text:span><text:line-break/><text:span text:style-name="Verbatim_20_Char">## <text:s text:c="3"/>Country_name <text:s text:c="7"/>max_Number_of_people_without_access_to_electricity</text:span><text:line-break/><text:span text:style-name="Verbatim_20_Char">## <text:s text:c="3"/>&lt;chr&gt; <text:s text:c="59"/>&lt;dbl&gt;</text:span><text:line-break/><text:span text:style-name="Verbatim_20_Char">## <text:s/>1 Afghanistan <text:s text:c="50"/>20803651</text:span><text:line-break/><text:span text:style-name="Verbatim_20_Char">## <text:s/>2 Albania <text:s text:c="61"/>0</text:span><text:line-break/><text:span text:style-name="Verbatim_20_Char">## <text:s/>3 Algeria <text:s text:c="56"/>464066</text:span><text:line-break/><text:span text:style-name="Verbatim_20_Char">## <text:s/>4 Andorra <text:s text:c="61"/>0</text:span><text:line-break/><text:span text:style-name="Verbatim_20_Char">## <text:s/>5 Angola <text:s text:c="55"/>18305917</text:span><text:line-break/><text:span text:style-name="Verbatim_20_Char">## <text:s/>6 Antigua and Barbuda <text:s text:c="46"/>9922</text:span><text:line-break/><text:span text:style-name="Verbatim_20_Char">## <text:s/>7 Argentina <text:s text:c="53"/>3063234</text:span><text:line-break/><text:span text:style-name="Verbatim_20_Char">## <text:s/>8 Armenia <text:s text:c="57"/>82072</text:span><text:line-break/><text:span text:style-name="Verbatim_20_Char">## <text:s/>9 Aruba <text:s text:c="60"/>7992</text:span><text:line-break/><text:span text:style-name="Verbatim_20_Char">## 10 Australia <text:s text:c="59"/>0</text:span><text:line-break/><text:span text:style-name="Verbatim_20_Char">## # … with 205 more rows</text:span></text:p>
      <text:p text:style-name="Source_20_Code"><text:span text:style-name="NormalTok">p6 </text:span><text:span text:style-name="OtherTok">&lt;-</text:span><text:span text:style-name="NormalTok"> p </text:span><text:span text:style-name="SpecialCharTok">%&gt;%</text:span><text:span text:style-name="NormalTok"> </text:span><text:line-break/><text:span text:style-name="NormalTok"> <text:s/></text:span><text:span text:style-name="FunctionTok">group_by</text:span><text:span text:style-name="NormalTok">(Country_name) </text:span><text:span text:style-name="SpecialCharTok">%&gt;%</text:span><text:span text:style-name="NormalTok"> </text:span><text:line-break/><text:span text:style-name="NormalTok"> <text:s/></text:span><text:span text:style-name="FunctionTok">drop_na</text:span><text:span text:style-name="NormalTok">() </text:span><text:span text:style-name="SpecialCharTok">%&gt;%</text:span><text:span text:style-name="NormalTok"> </text:span><text:line-break/><text:span text:style-name="NormalTok"> <text:s/></text:span><text:span text:style-name="FunctionTok">summarise</text:span><text:span text:style-name="NormalTok">(</text:span><text:span text:style-name="AttributeTok">max_Number_of_people_without_access_to_electricity =</text:span><text:span text:style-name="NormalTok"> </text:span><text:span text:style-name="FunctionTok">max</text:span><text:span text:style-name="NormalTok">(</text:span><text:span text:style-name="StringTok">`</text:span><text:span text:style-name="AttributeTok">Number of people without access to electricity</text:span><text:span text:style-name="StringTok">`</text:span><text:span text:style-name="NormalTok">))</text:span><text:line-break/><text:span text:style-name="NormalTok">p </text:span><text:span text:style-name="SpecialCharTok">%&gt;%</text:span><text:span text:style-name="NormalTok"> </text:span><text:span text:style-name="FunctionTok">filter</text:span><text:span text:style-name="NormalTok">(Country_name </text:span><text:span text:style-name="SpecialCharTok">==</text:span><text:span text:style-name="NormalTok"> </text:span><text:span text:style-name="StringTok">'India'</text:span><text:span text:style-name="NormalTok">, Year </text:span><text:span text:style-name="SpecialCharTok">==</text:span><text:span text:style-name="NormalTok"> </text:span><text:span text:style-name="StringTok">'2016'</text:span><text:span text:style-name="NormalTok">)</text:span></text:p>
      <text:p text:style-name="Source_20_Code"><text:span text:style-name="Verbatim_20_Char">## # A tibble: 1 × 5</text:span><text:line-break/><text:span text:style-name="Verbatim_20_Char">## <text:s text:c="2"/>Country_name Code <text:s text:c="2"/>Year `Number of people with ac… `Number of people </text:span><text:soft-page-break/><text:span text:style-name="Verbatim_20_Char">without…</text:span><text:line-break/><text:span text:style-name="Verbatim_20_Char">## <text:s text:c="2"/>&lt;chr&gt; <text:s text:c="7"/>&lt;chr&gt; &lt;dbl&gt; <text:s text:c="21"/>&lt;dbl&gt; <text:s text:c="21"/>&lt;dbl&gt;</text:span><text:line-break/><text:span text:style-name="Verbatim_20_Char">## 1 India <text:s text:c="7"/>IND <text:s text:c="3"/>2016 <text:s text:c="16"/>1119279901 <text:s text:c="17"/>204891453</text:span></text:p>
      <text:p text:style-name="Source_20_Code"><text:span text:style-name="NormalTok">p7 </text:span><text:span text:style-name="OtherTok">&lt;-</text:span><text:span text:style-name="NormalTok"> p </text:span><text:span text:style-name="SpecialCharTok">%&gt;%</text:span><text:span text:style-name="NormalTok"> </text:span><text:span text:style-name="FunctionTok">filter</text:span><text:span text:style-name="NormalTok">(Country_name </text:span><text:span text:style-name="SpecialCharTok">==</text:span><text:span text:style-name="NormalTok"> </text:span><text:span text:style-name="StringTok">'India'</text:span><text:span text:style-name="NormalTok">)</text:span><text:bookmark text:name="organising-the-data"/><text:bookmark text:name="Xcb8d95f90d7b94728f9d8be416c00d243035e54"/></text:p>
      <text:h text:style-name="Heading_20_2" text:outline-level="2">Visualizations</text:h>
      <text:p text:style-name="First_20_Paragraph">Here, we will go through a series of visualizations - I’ve curated compelling and intuitive visuals in <text:span text:style-name="T1">Tableau</text:span>, under the name of the title ’How many people don’t have access to electricity?’click here<text:a xlink:type="simple" xlink:href="https://public.tableau.com/views/Howmanypeopledonthaveaccesstoelectricity/Dashboard1?:language=en-US&amp;:display_count=n&amp;:origin=viz_share_link" text:style-name="Internet_20_link" text:visited-style-name="Visited_20_Internet_20_Link">link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318cm" fo:margin-bottom="0.318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cm" fo:margin-bottom="0.212cm" loext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irst_20_Paragraph" style:display-name="First Paragraph" style:family="paragraph" style:parent-style-name="Text_20_body" style:next-style-name="Text_20_body" style:default-outline-level=""/>
    <style:style style:name="Compact" style:family="paragraph" style:parent-style-name="Text_20_body" style:default-outline-level="">
      <style:paragraph-properties fo:margin-top="0.064cm" fo:margin-bottom="0.064cm" loext:contextual-spacing="false"/>
    </style:style>
    <style:style style:name="Title" style:family="paragraph" style:parent-style-name="Standard" style:next-style-name="Text_20_body" style:default-outline-level="" style:class="chapter">
      <style:paragraph-properties fo:margin-top="0.847cm" fo:margin-bottom="0.423cm" loext:contextual-spacing="false" fo:text-align="center" style:justify-single-word="false" fo:keep-together="always" fo:keep-with-next="always"/>
      <style:text-properties fo:color="#345a8a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margin-top="0.423cm" fo:margin-bottom="0.423cm" loext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 style:default-outline-level="">
      <style:paragraph-properties fo:margin-top="0cm" fo:margin-bottom="0.353cm" loext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 style:default-outline-level="">
      <style:paragraph-properties fo:margin-top="0cm" fo:margin-bottom="0.353cm" loext:contextual-spacing="false"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 style:default-outline-level="">
      <style:paragraph-properties fo:margin-top="0.529cm" fo:margin-bottom="0.529cm" loext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Block_20_Text" style:display-name="Block Text" style:family="paragraph" style:parent-style-name="Text_20_body" style:next-style-name="Text_20_body" style:default-outline-level="">
      <style:paragraph-properties fo:margin-left="0.847cm" fo:margin-right="0.847cm" fo:margin-top="0.176cm" fo:margin-bottom="0.176cm" loext:contextual-spacing="false" fo:text-indent="0cm" style:auto-text-indent="false"/>
    </style:style>
    <style:style style:name="Footnote" style:family="paragraph" style:parent-style-name="Standard" style:default-outline-level="" style:class="extra"/>
    <style:style style:name="Definition_20_Term" style:display-name="Definition Term" style:family="paragraph" style:parent-style-name="Standard" style:next-style-name="Definition" style:default-outline-level="">
      <style:paragraph-properties fo:margin-top="0cm" fo:margin-bottom="0cm" loext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/>
    <style:style style:name="Table_20_Caption" style:display-name="Table Caption" style:family="paragraph" style:parent-style-name="Caption" style:default-outline-level="">
      <style:paragraph-properties fo:keep-with-next="always"/>
    </style:style>
    <style:style style:name="Image_20_Caption" style:display-name="Image Caption" style:family="paragraph" style:parent-style-name="Caption" style:default-outline-level=""/>
    <style:style style:name="Figure" style:family="paragraph" style:parent-style-name="Standard" style:default-outline-level="" style:class="extra"/>
    <style:style style:name="Captioned_20_Figure" style:display-name="Captioned Figure" style:family="paragraph" style:parent-style-name="Figure" style:default-outline-level="">
      <style:paragraph-properties fo:keep-with-next="always"/>
    </style:style>
    <style:style style:name="TOC_20_Heading" style:display-name="TOC Heading" style:family="paragraph" style:parent-style-name="Heading_20_1" style:next-style-name="Text_20_body" style:default-outline-level="">
      <style:paragraph-properties fo:margin-top="0.423cm" fo:margin-bottom="0cm" loext:contextual-spacing="false" fo:line-height="108%"/>
      <style:text-properties fo:color="#365f91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/>
    </style:style>
    <style:style style:name="Source_20_Code" style:display-name="Source Code" style:family="paragraph" style:parent-style-name="Standard" style:default-outline-level="">
      <loext:graphic-properties draw:fill="solid" draw:fill-color="#f8f8f8"/>
      <style:paragraph-properties fo:background-color="#f8f8f8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/>
    </style:style>
    <style:style style:name="KeywordTok" style:family="text" style:parent-style-name="Verbatim_20_Char">
      <style:text-properties fo:color="#204a87" fo:font-weight="bold" fo:background-color="#f8f8f8" style:font-weight-asian="bold"/>
    </style:style>
    <style:style style:name="DataTypeTok" style:family="text" style:parent-style-name="Verbatim_20_Char">
      <style:text-properties fo:color="#204a87" fo:background-color="#f8f8f8"/>
    </style:style>
    <style:style style:name="DecValTok" style:family="text" style:parent-style-name="Verbatim_20_Char">
      <style:text-properties fo:color="#0000cf" fo:background-color="#f8f8f8"/>
    </style:style>
    <style:style style:name="BaseNTok" style:family="text" style:parent-style-name="Verbatim_20_Char">
      <style:text-properties fo:color="#0000cf" fo:background-color="#f8f8f8"/>
    </style:style>
    <style:style style:name="FloatTok" style:family="text" style:parent-style-name="Verbatim_20_Char">
      <style:text-properties fo:color="#0000cf" fo:background-color="#f8f8f8"/>
    </style:style>
    <style:style style:name="ConstantTok" style:family="text" style:parent-style-name="Verbatim_20_Char">
      <style:text-properties fo:color="#000000" fo:background-color="#f8f8f8"/>
    </style:style>
    <style:style style:name="CharTok" style:family="text" style:parent-style-name="Verbatim_20_Char">
      <style:text-properties fo:color="#4e9a06" fo:background-color="#f8f8f8"/>
    </style:style>
    <style:style style:name="SpecialCharTok" style:family="text" style:parent-style-name="Verbatim_20_Char">
      <style:text-properties fo:color="#000000" fo:background-color="#f8f8f8"/>
    </style:style>
    <style:style style:name="StringTok" style:family="text" style:parent-style-name="Verbatim_20_Char">
      <style:text-properties fo:color="#4e9a06" fo:background-color="#f8f8f8"/>
    </style:style>
    <style:style style:name="VerbatimStringTok" style:family="text" style:parent-style-name="Verbatim_20_Char">
      <style:text-properties fo:color="#4e9a06" fo:background-color="#f8f8f8"/>
    </style:style>
    <style:style style:name="SpecialStringTok" style:family="text" style:parent-style-name="Verbatim_20_Char">
      <style:text-properties fo:color="#4e9a06" fo:background-color="#f8f8f8"/>
    </style:style>
    <style:style style:name="ImportTok" style:family="text" style:parent-style-name="Verbatim_20_Char">
      <style:text-properties fo:background-color="#f8f8f8"/>
    </style:style>
    <style:style style:name="CommentTok" style:family="text" style:parent-style-name="Verbatim_20_Char">
      <style:text-properties fo:color="#8f5902" fo:font-style="italic" fo:background-color="#f8f8f8" style:font-style-asian="italic"/>
    </style:style>
    <style:style style:name="DocumentationTok" style:family="text" style:parent-style-name="Verbatim_20_Char">
      <style:text-properties fo:color="#8f5902" fo:font-style="italic" fo:font-weight="bold" fo:background-color="#f8f8f8" style:font-style-asian="italic" style:font-weight-asian="bold"/>
    </style:style>
    <style:style style:name="AnnotationTok" style:family="text" style:parent-style-name="Verbatim_20_Char">
      <style:text-properties fo:color="#8f5902" fo:font-style="italic" fo:font-weight="bold" fo:background-color="#f8f8f8" style:font-style-asian="italic" style:font-weight-asian="bold"/>
    </style:style>
    <style:style style:name="CommentVarTok" style:family="text" style:parent-style-name="Verbatim_20_Char">
      <style:text-properties fo:color="#8f5902" fo:font-style="italic" fo:font-weight="bold" fo:background-color="#f8f8f8" style:font-style-asian="italic" style:font-weight-asian="bold"/>
    </style:style>
    <style:style style:name="OtherTok" style:family="text" style:parent-style-name="Verbatim_20_Char">
      <style:text-properties fo:color="#8f5902" fo:background-color="#f8f8f8"/>
    </style:style>
    <style:style style:name="FunctionTok" style:family="text" style:parent-style-name="Verbatim_20_Char">
      <style:text-properties fo:color="#000000" fo:background-color="#f8f8f8"/>
    </style:style>
    <style:style style:name="VariableTok" style:family="text" style:parent-style-name="Verbatim_20_Char">
      <style:text-properties fo:color="#000000" fo:background-color="#f8f8f8"/>
    </style:style>
    <style:style style:name="ControlFlowTok" style:family="text" style:parent-style-name="Verbatim_20_Char">
      <style:text-properties fo:color="#204a87" fo:font-weight="bold" fo:background-color="#f8f8f8" style:font-weight-asian="bold"/>
    </style:style>
    <style:style style:name="OperatorTok" style:family="text" style:parent-style-name="Verbatim_20_Char">
      <style:text-properties fo:color="#ce5c00" fo:font-weight="bold" fo:background-color="#f8f8f8" style:font-weight-asian="bold"/>
    </style:style>
    <style:style style:name="BuiltInTok" style:family="text" style:parent-style-name="Verbatim_20_Char">
      <style:text-properties fo:background-color="#f8f8f8"/>
    </style:style>
    <style:style style:name="ExtensionTok" style:family="text" style:parent-style-name="Verbatim_20_Char">
      <style:text-properties fo:background-color="#f8f8f8"/>
    </style:style>
    <style:style style:name="PreprocessorTok" style:family="text" style:parent-style-name="Verbatim_20_Char">
      <style:text-properties fo:color="#8f5902" fo:font-style="italic" fo:background-color="#f8f8f8" style:font-style-asian="italic"/>
    </style:style>
    <style:style style:name="AttributeTok" style:family="text" style:parent-style-name="Verbatim_20_Char">
      <style:text-properties fo:color="#c4a000" fo:background-color="#f8f8f8"/>
    </style:style>
    <style:style style:name="RegionMarkerTok" style:family="text" style:parent-style-name="Verbatim_20_Char">
      <style:text-properties fo:background-color="#f8f8f8"/>
    </style:style>
    <style:style style:name="InformationTok" style:family="text" style:parent-style-name="Verbatim_20_Char">
      <style:text-properties fo:color="#8f5902" fo:font-style="italic" fo:font-weight="bold" fo:background-color="#f8f8f8" style:font-style-asian="italic" style:font-weight-asian="bold"/>
    </style:style>
    <style:style style:name="WarningTok" style:family="text" style:parent-style-name="Verbatim_20_Char">
      <style:text-properties fo:color="#8f5902" fo:font-style="italic" fo:font-weight="bold" fo:background-color="#f8f8f8" style:font-style-asian="italic" style:font-weight-asian="bold"/>
    </style:style>
    <style:style style:name="AlertTok" style:family="text" style:parent-style-name="Verbatim_20_Char">
      <style:text-properties fo:color="#ef2929" fo:background-color="#f8f8f8"/>
    </style:style>
    <style:style style:name="ErrorTok" style:family="text" style:parent-style-name="Verbatim_20_Char">
      <style:text-properties fo:color="#a40000" fo:font-weight="bold" fo:background-color="#f8f8f8" style:font-weight-asian="bold"/>
    </style:style>
    <style:style style:name="NormalTok" style:family="text" style:parent-style-name="Verbatim_20_Char">
      <style:text-properties fo:background-color="#f8f8f8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style:num-suffix=" " text:bullet-char=" 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style:num-suffix=" " text:bullet-char=" 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style:num-suffix=" " text:bullet-char=" 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style:num-suffix=" " text:bullet-char=" 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style:num-suffix=" " text:bullet-char=" 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style:num-suffix=" " text:bullet-char=" 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style:num-suffix=" " text:bullet-char=" 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style:num-suffix=" " text:bullet-char=" 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Access to Energy</dc:title>
    <meta:initial-creator>Deepak Dubey</meta:initial-creator>
    <meta:creation-date>2021-10-23T08:56:56</meta:creation-date>
    <dc:date>2021-10-23T08:56:56</dc:date>
    <meta:generator>LibreOffice/6.4.4.2$Windows_X86_64 LibreOffice_project/3d775be2011f3886db32dfd395a6a6d1ca2630ff</meta:generator>
    <meta:editing-duration>PT6M</meta:editing-duration>
    <meta:document-statistic meta:table-count="3" meta:image-count="0" meta:object-count="0" meta:page-count="12" meta:paragraph-count="164" meta:word-count="2065" meta:character-count="19569" meta:non-whitespace-character-count="1094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date" meta:value-type="string">21/10/2021</meta:user-defined>
    <meta:user-defined meta:name="output" meta:value-type="string">word_document</meta:user-defined>
    <meta:template xlink:type="simple" xlink:actuate="onRequest" xlink:title="Normal.dotm" xlink:href=""/>
  </office:meta>
</office:document-meta>
</file>